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746cm"/>
    </style:style>
    <style:style style:name="co4" style:family="table-column">
      <style:table-column-properties fo:break-before="auto" style:column-width="1.58cm"/>
    </style:style>
    <style:style style:name="co5" style:family="table-column">
      <style:table-column-properties fo:break-before="auto" style:column-width="3.018cm"/>
    </style:style>
    <style:style style:name="co6" style:family="table-column">
      <style:table-column-properties fo:break-before="auto" style:column-width="2.82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ifras Oficiales de Población de los Municipios Españoles: Revisión del Padrón Municipal</text:p>
          </table:table-cell>
          <table:table-cell table:number-columns-repeated="89"/>
        </table:table-row>
        <table:table-row table:style-name="ro1">
          <table:table-cell office:value-type="string" calcext:value-type="string">
            <text:p>Resumen por provincias</text:p>
          </table:table-cell>
          <table:table-cell table:number-columns-repeated="89"/>
        </table:table-row>
        <table:table-row table:style-name="ro1">
          <table:table-cell office:value-type="string" calcext:value-type="string">
            <text:p>Unidades: <text:s text:c="2"/>Personas</text:p>
          </table:table-cell>
          <table:table-cell table:number-columns-repeated="89"/>
        </table:table-row>
        <table:table-row table:style-name="ro1">
          <table:table-cell table:number-columns-repeated="90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88"/>
        </table:table-row>
        <table:table-row table:style-name="ro1">
          <table:table-cell office:value-type="string" calcext:value-type="string">
            <text:p>Año</text:p>
          </table:table-cell>
          <table:table-cell office:value-type="float" office:value="2015" calcext:value-type="float">
            <text:p>2015</text:p>
          </table:table-cell>
          <table:table-cell office:value-type="float" office:value="2014" calcext:value-type="float">
            <text:p>2014</text:p>
          </table:table-cell>
          <table:table-cell office:value-type="float" office:value="2013" calcext:value-type="float">
            <text:p>2013</text:p>
          </table:table-cell>
          <table:table-cell office:value-type="float" office:value="2012" calcext:value-type="float">
            <text:p>2012</text:p>
          </table:table-cell>
          <table:table-cell office:value-type="float" office:value="2011" calcext:value-type="float">
            <text:p>2011</text:p>
          </table:table-cell>
          <table:table-cell office:value-type="float" office:value="2010" calcext:value-type="float">
            <text:p>2010</text:p>
          </table:table-cell>
          <table:table-cell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office:value-type="float" office:value="2006" calcext:value-type="float">
            <text:p>2006</text:p>
          </table:table-cell>
          <table:table-cell office:value-type="float" office:value="2005" calcext:value-type="float">
            <text:p>2005</text:p>
          </table:table-cell>
          <table:table-cell office:value-type="float" office:value="2004" calcext:value-type="float">
            <text:p>2004</text:p>
          </table:table-cell>
          <table:table-cell office:value-type="float" office:value="2003" calcext:value-type="float">
            <text:p>2003</text:p>
          </table:table-cell>
          <table:table-cell office:value-type="float" office:value="2002" calcext:value-type="float">
            <text:p>2002</text:p>
          </table:table-cell>
          <table:table-cell office:value-type="float" office:value="2001" calcext:value-type="float">
            <text:p>2001</text:p>
          </table:table-cell>
          <table:table-cell office:value-type="float" office:value="2000" calcext:value-type="float">
            <text:p>2000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Total Nacional</text:p>
          </table:table-cell>
          <table:table-cell table:number-columns-repeated="89"/>
        </table:table-row>
        <table:table-row table:style-name="ro2">
          <table:table-cell office:value-type="string" calcext:value-type="string">
            <text:p>02 Albacete</text:p>
          </table:table-cell>
          <table:table-cell office:value-type="float" office:value="394580" calcext:value-type="float">
            <text:p>394580</text:p>
          </table:table-cell>
          <table:table-cell office:value-type="float" office:value="396987" calcext:value-type="float">
            <text:p>396987</text:p>
          </table:table-cell>
          <table:table-cell office:value-type="float" office:value="400007" calcext:value-type="float">
            <text:p>400007</text:p>
          </table:table-cell>
          <table:table-cell office:value-type="float" office:value="402837" calcext:value-type="float">
            <text:p>402837</text:p>
          </table:table-cell>
          <table:table-cell office:value-type="float" office:value="402318" calcext:value-type="float">
            <text:p>402318</text:p>
          </table:table-cell>
          <table:table-cell office:value-type="float" office:value="401682" calcext:value-type="float">
            <text:p>401682</text:p>
          </table:table-cell>
          <table:table-cell office:value-type="float" office:value="400891" calcext:value-type="float">
            <text:p>400891</text:p>
          </table:table-cell>
          <table:table-cell office:value-type="float" office:value="397493" calcext:value-type="float">
            <text:p>397493</text:p>
          </table:table-cell>
          <table:table-cell office:value-type="float" office:value="392110" calcext:value-type="float">
            <text:p>392110</text:p>
          </table:table-cell>
          <table:table-cell office:value-type="float" office:value="387658" calcext:value-type="float">
            <text:p>387658</text:p>
          </table:table-cell>
          <table:table-cell office:value-type="float" office:value="384640" calcext:value-type="float">
            <text:p>384640</text:p>
          </table:table-cell>
          <table:table-cell office:value-type="float" office:value="379448" calcext:value-type="float">
            <text:p>379448</text:p>
          </table:table-cell>
          <table:table-cell office:value-type="float" office:value="376556" calcext:value-type="float">
            <text:p>376556</text:p>
          </table:table-cell>
          <table:table-cell office:value-type="float" office:value="371787" calcext:value-type="float">
            <text:p>371787</text:p>
          </table:table-cell>
          <table:table-cell office:value-type="float" office:value="367283" calcext:value-type="float">
            <text:p>367283</text:p>
          </table:table-cell>
          <table:table-cell office:value-type="float" office:value="363263" calcext:value-type="float">
            <text:p>363263</text:p>
          </table:table-cell>
          <table:table-cell table:number-columns-repeated="73"/>
        </table:table-row>
        <table:table-row table:style-name="ro2">
          <table:table-cell office:value-type="string" calcext:value-type="string">
            <text:p>03 Alicante/Alacant</text:p>
          </table:table-cell>
          <table:table-cell office:value-type="float" office:value="1855047" calcext:value-type="float">
            <text:p>1855047</text:p>
          </table:table-cell>
          <table:table-cell office:value-type="float" office:value="1868438" calcext:value-type="float">
            <text:p>1868438</text:p>
          </table:table-cell>
          <table:table-cell office:value-type="float" office:value="1945642" calcext:value-type="float">
            <text:p>1945642</text:p>
          </table:table-cell>
          <table:table-cell office:value-type="float" office:value="1943910" calcext:value-type="float">
            <text:p>1943910</text:p>
          </table:table-cell>
          <table:table-cell office:value-type="float" office:value="1934127" calcext:value-type="float">
            <text:p>1934127</text:p>
          </table:table-cell>
          <table:table-cell office:value-type="float" office:value="1926285" calcext:value-type="float">
            <text:p>1926285</text:p>
          </table:table-cell>
          <table:table-cell office:value-type="float" office:value="1917012" calcext:value-type="float">
            <text:p>1917012</text:p>
          </table:table-cell>
          <table:table-cell office:value-type="float" office:value="1891477" calcext:value-type="float">
            <text:p>1891477</text:p>
          </table:table-cell>
          <table:table-cell office:value-type="float" office:value="1825264" calcext:value-type="float">
            <text:p>1825264</text:p>
          </table:table-cell>
          <table:table-cell office:value-type="float" office:value="1783555" calcext:value-type="float">
            <text:p>1783555</text:p>
          </table:table-cell>
          <table:table-cell office:value-type="float" office:value="1732389" calcext:value-type="float">
            <text:p>1732389</text:p>
          </table:table-cell>
          <table:table-cell office:value-type="float" office:value="1657040" calcext:value-type="float">
            <text:p>1657040</text:p>
          </table:table-cell>
          <table:table-cell office:value-type="float" office:value="1632349" calcext:value-type="float">
            <text:p>1632349</text:p>
          </table:table-cell>
          <table:table-cell office:value-type="float" office:value="1557968" calcext:value-type="float">
            <text:p>1557968</text:p>
          </table:table-cell>
          <table:table-cell office:value-type="float" office:value="1490265" calcext:value-type="float">
            <text:p>1490265</text:p>
          </table:table-cell>
          <table:table-cell office:value-type="float" office:value="1445144" calcext:value-type="float">
            <text:p>1445144</text:p>
          </table:table-cell>
          <table:table-cell table:number-columns-repeated="73"/>
        </table:table-row>
        <table:table-row table:style-name="ro2">
          <table:table-cell office:value-type="string" calcext:value-type="string">
            <text:p>04 Almería</text:p>
          </table:table-cell>
          <table:table-cell office:value-type="float" office:value="701211" calcext:value-type="float">
            <text:p>701211</text:p>
          </table:table-cell>
          <table:table-cell office:value-type="float" office:value="701688" calcext:value-type="float">
            <text:p>701688</text:p>
          </table:table-cell>
          <table:table-cell office:value-type="float" office:value="699329" calcext:value-type="float">
            <text:p>699329</text:p>
          </table:table-cell>
          <table:table-cell office:value-type="float" office:value="704219" calcext:value-type="float">
            <text:p>704219</text:p>
          </table:table-cell>
          <table:table-cell office:value-type="float" office:value="702819" calcext:value-type="float">
            <text:p>702819</text:p>
          </table:table-cell>
          <table:table-cell office:value-type="float" office:value="695560" calcext:value-type="float">
            <text:p>695560</text:p>
          </table:table-cell>
          <table:table-cell office:value-type="float" office:value="684426" calcext:value-type="float">
            <text:p>684426</text:p>
          </table:table-cell>
          <table:table-cell office:value-type="float" office:value="667635" calcext:value-type="float">
            <text:p>667635</text:p>
          </table:table-cell>
          <table:table-cell office:value-type="float" office:value="646633" calcext:value-type="float">
            <text:p>646633</text:p>
          </table:table-cell>
          <table:table-cell office:value-type="float" office:value="635850" calcext:value-type="float">
            <text:p>635850</text:p>
          </table:table-cell>
          <table:table-cell office:value-type="float" office:value="612315" calcext:value-type="float">
            <text:p>612315</text:p>
          </table:table-cell>
          <table:table-cell office:value-type="float" office:value="580077" calcext:value-type="float">
            <text:p>580077</text:p>
          </table:table-cell>
          <table:table-cell office:value-type="float" office:value="565310" calcext:value-type="float">
            <text:p>565310</text:p>
          </table:table-cell>
          <table:table-cell office:value-type="float" office:value="546498" calcext:value-type="float">
            <text:p>546498</text:p>
          </table:table-cell>
          <table:table-cell office:value-type="float" office:value="533168" calcext:value-type="float">
            <text:p>533168</text:p>
          </table:table-cell>
          <table:table-cell office:value-type="float" office:value="518229" calcext:value-type="float">
            <text:p>518229</text:p>
          </table:table-cell>
          <table:table-cell table:number-columns-repeated="73"/>
        </table:table-row>
        <table:table-row table:style-name="ro2">
          <table:table-cell office:value-type="string" calcext:value-type="string">
            <text:p>01 Araba/Álava</text:p>
          </table:table-cell>
          <table:table-cell office:value-type="float" office:value="323648" calcext:value-type="float">
            <text:p>323648</text:p>
          </table:table-cell>
          <table:table-cell office:value-type="float" office:value="321932" calcext:value-type="float">
            <text:p>321932</text:p>
          </table:table-cell>
          <table:table-cell office:value-type="float" office:value="321417" calcext:value-type="float">
            <text:p>321417</text:p>
          </table:table-cell>
          <table:table-cell office:value-type="float" office:value="322557" calcext:value-type="float">
            <text:p>322557</text:p>
          </table:table-cell>
          <table:table-cell office:value-type="float" office:value="319227" calcext:value-type="float">
            <text:p>319227</text:p>
          </table:table-cell>
          <table:table-cell office:value-type="float" office:value="317352" calcext:value-type="float">
            <text:p>317352</text:p>
          </table:table-cell>
          <table:table-cell office:value-type="float" office:value="313819" calcext:value-type="float">
            <text:p>313819</text:p>
          </table:table-cell>
          <table:table-cell office:value-type="float" office:value="309635" calcext:value-type="float">
            <text:p>309635</text:p>
          </table:table-cell>
          <table:table-cell office:value-type="float" office:value="305459" calcext:value-type="float">
            <text:p>305459</text:p>
          </table:table-cell>
          <table:table-cell office:value-type="float" office:value="301926" calcext:value-type="float">
            <text:p>301926</text:p>
          </table:table-cell>
          <table:table-cell office:value-type="float" office:value="299957" calcext:value-type="float">
            <text:p>299957</text:p>
          </table:table-cell>
          <table:table-cell office:value-type="float" office:value="295905" calcext:value-type="float">
            <text:p>295905</text:p>
          </table:table-cell>
          <table:table-cell office:value-type="float" office:value="294360" calcext:value-type="float">
            <text:p>294360</text:p>
          </table:table-cell>
          <table:table-cell office:value-type="float" office:value="291860" calcext:value-type="float">
            <text:p>291860</text:p>
          </table:table-cell>
          <table:table-cell office:value-type="float" office:value="288793" calcext:value-type="float">
            <text:p>288793</text:p>
          </table:table-cell>
          <table:table-cell office:value-type="float" office:value="286497" calcext:value-type="float">
            <text:p>286497</text:p>
          </table:table-cell>
          <table:table-cell table:number-columns-repeated="73"/>
        </table:table-row>
        <table:table-row table:style-name="ro2">
          <table:table-cell office:value-type="string" calcext:value-type="string">
            <text:p>33 Asturias</text:p>
          </table:table-cell>
          <table:table-cell office:value-type="float" office:value="1051229" calcext:value-type="float">
            <text:p>1051229</text:p>
          </table:table-cell>
          <table:table-cell office:value-type="float" office:value="1061756" calcext:value-type="float">
            <text:p>1061756</text:p>
          </table:table-cell>
          <table:table-cell office:value-type="float" office:value="1068165" calcext:value-type="float">
            <text:p>1068165</text:p>
          </table:table-cell>
          <table:table-cell office:value-type="float" office:value="1077360" calcext:value-type="float">
            <text:p>1077360</text:p>
          </table:table-cell>
          <table:table-cell office:value-type="float" office:value="1081487" calcext:value-type="float">
            <text:p>1081487</text:p>
          </table:table-cell>
          <table:table-cell office:value-type="float" office:value="1084341" calcext:value-type="float">
            <text:p>1084341</text:p>
          </table:table-cell>
          <table:table-cell office:value-type="float" office:value="1085289" calcext:value-type="float">
            <text:p>1085289</text:p>
          </table:table-cell>
          <table:table-cell office:value-type="float" office:value="1080138" calcext:value-type="float">
            <text:p>1080138</text:p>
          </table:table-cell>
          <table:table-cell office:value-type="float" office:value="1074862" calcext:value-type="float">
            <text:p>1074862</text:p>
          </table:table-cell>
          <table:table-cell office:value-type="float" office:value="1076896" calcext:value-type="float">
            <text:p>1076896</text:p>
          </table:table-cell>
          <table:table-cell office:value-type="float" office:value="1076635" calcext:value-type="float">
            <text:p>1076635</text:p>
          </table:table-cell>
          <table:table-cell office:value-type="float" office:value="1073761" calcext:value-type="float">
            <text:p>1073761</text:p>
          </table:table-cell>
          <table:table-cell office:value-type="float" office:value="1075381" calcext:value-type="float">
            <text:p>1075381</text:p>
          </table:table-cell>
          <table:table-cell office:value-type="float" office:value="1073971" calcext:value-type="float">
            <text:p>1073971</text:p>
          </table:table-cell>
          <table:table-cell office:value-type="float" office:value="1075329" calcext:value-type="float">
            <text:p>1075329</text:p>
          </table:table-cell>
          <table:table-cell office:value-type="float" office:value="1076567" calcext:value-type="float">
            <text:p>1076567</text:p>
          </table:table-cell>
          <table:table-cell table:number-columns-repeated="73"/>
        </table:table-row>
        <table:table-row table:style-name="ro2">
          <table:table-cell office:value-type="string" calcext:value-type="string">
            <text:p>05 Ávila</text:p>
          </table:table-cell>
          <table:table-cell office:value-type="float" office:value="164925" calcext:value-type="float">
            <text:p>164925</text:p>
          </table:table-cell>
          <table:table-cell office:value-type="float" office:value="167015" calcext:value-type="float">
            <text:p>167015</text:p>
          </table:table-cell>
          <table:table-cell office:value-type="float" office:value="168825" calcext:value-type="float">
            <text:p>168825</text:p>
          </table:table-cell>
          <table:table-cell office:value-type="float" office:value="171265" calcext:value-type="float">
            <text:p>171265</text:p>
          </table:table-cell>
          <table:table-cell office:value-type="float" office:value="172704" calcext:value-type="float">
            <text:p>172704</text:p>
          </table:table-cell>
          <table:table-cell office:value-type="float" office:value="171896" calcext:value-type="float">
            <text:p>171896</text:p>
          </table:table-cell>
          <table:table-cell office:value-type="float" office:value="171680" calcext:value-type="float">
            <text:p>171680</text:p>
          </table:table-cell>
          <table:table-cell office:value-type="float" office:value="171815" calcext:value-type="float">
            <text:p>171815</text:p>
          </table:table-cell>
          <table:table-cell office:value-type="float" office:value="168638" calcext:value-type="float">
            <text:p>168638</text:p>
          </table:table-cell>
          <table:table-cell office:value-type="float" office:value="167818" calcext:value-type="float">
            <text:p>167818</text:p>
          </table:table-cell>
          <table:table-cell office:value-type="float" office:value="167032" calcext:value-type="float">
            <text:p>167032</text:p>
          </table:table-cell>
          <table:table-cell office:value-type="float" office:value="166108" calcext:value-type="float">
            <text:p>166108</text:p>
          </table:table-cell>
          <table:table-cell office:value-type="float" office:value="165480" calcext:value-type="float">
            <text:p>165480</text:p>
          </table:table-cell>
          <table:table-cell office:value-type="float" office:value="165138" calcext:value-type="float">
            <text:p>165138</text:p>
          </table:table-cell>
          <table:table-cell office:value-type="float" office:value="163885" calcext:value-type="float">
            <text:p>163885</text:p>
          </table:table-cell>
          <table:table-cell office:value-type="float" office:value="164991" calcext:value-type="float">
            <text:p>164991</text:p>
          </table:table-cell>
          <table:table-cell table:number-columns-repeated="73"/>
        </table:table-row>
        <table:table-row table:style-name="ro2">
          <table:table-cell office:value-type="string" calcext:value-type="string">
            <text:p>06 Badajoz</text:p>
          </table:table-cell>
          <table:table-cell office:value-type="float" office:value="686730" calcext:value-type="float">
            <text:p>686730</text:p>
          </table:table-cell>
          <table:table-cell office:value-type="float" office:value="690929" calcext:value-type="float">
            <text:p>690929</text:p>
          </table:table-cell>
          <table:table-cell office:value-type="float" office:value="693729" calcext:value-type="float">
            <text:p>693729</text:p>
          </table:table-cell>
          <table:table-cell office:value-type="float" office:value="694533" calcext:value-type="float">
            <text:p>694533</text:p>
          </table:table-cell>
          <table:table-cell office:value-type="float" office:value="693921" calcext:value-type="float">
            <text:p>693921</text:p>
          </table:table-cell>
          <table:table-cell office:value-type="float" office:value="692137" calcext:value-type="float">
            <text:p>692137</text:p>
          </table:table-cell>
          <table:table-cell office:value-type="float" office:value="688777" calcext:value-type="float">
            <text:p>688777</text:p>
          </table:table-cell>
          <table:table-cell office:value-type="float" office:value="685246" calcext:value-type="float">
            <text:p>685246</text:p>
          </table:table-cell>
          <table:table-cell office:value-type="float" office:value="678459" calcext:value-type="float">
            <text:p>678459</text:p>
          </table:table-cell>
          <table:table-cell office:value-type="float" office:value="673474" calcext:value-type="float">
            <text:p>673474</text:p>
          </table:table-cell>
          <table:table-cell office:value-type="float" office:value="671299" calcext:value-type="float">
            <text:p>671299</text:p>
          </table:table-cell>
          <table:table-cell office:value-type="float" office:value="663896" calcext:value-type="float">
            <text:p>663896</text:p>
          </table:table-cell>
          <table:table-cell office:value-type="float" office:value="663142" calcext:value-type="float">
            <text:p>663142</text:p>
          </table:table-cell>
          <table:table-cell office:value-type="float" office:value="662808" calcext:value-type="float">
            <text:p>662808</text:p>
          </table:table-cell>
          <table:table-cell office:value-type="float" office:value="664251" calcext:value-type="float">
            <text:p>664251</text:p>
          </table:table-cell>
          <table:table-cell office:value-type="float" office:value="661874" calcext:value-type="float">
            <text:p>661874</text:p>
          </table:table-cell>
          <table:table-cell table:number-columns-repeated="73"/>
        </table:table-row>
        <table:table-row table:style-name="ro2">
          <table:table-cell office:value-type="string" calcext:value-type="string">
            <text:p>07 Balears, Illes</text:p>
          </table:table-cell>
          <table:table-cell office:value-type="float" office:value="1104479" calcext:value-type="float">
            <text:p>1104479</text:p>
          </table:table-cell>
          <table:table-cell office:value-type="float" office:value="1103442" calcext:value-type="float">
            <text:p>1103442</text:p>
          </table:table-cell>
          <table:table-cell office:value-type="float" office:value="1111674" calcext:value-type="float">
            <text:p>1111674</text:p>
          </table:table-cell>
          <table:table-cell office:value-type="float" office:value="1119439" calcext:value-type="float">
            <text:p>1119439</text:p>
          </table:table-cell>
          <table:table-cell office:value-type="float" office:value="1113114" calcext:value-type="float">
            <text:p>1113114</text:p>
          </table:table-cell>
          <table:table-cell office:value-type="float" office:value="1106049" calcext:value-type="float">
            <text:p>1106049</text:p>
          </table:table-cell>
          <table:table-cell office:value-type="float" office:value="1095426" calcext:value-type="float">
            <text:p>1095426</text:p>
          </table:table-cell>
          <table:table-cell office:value-type="float" office:value="1072844" calcext:value-type="float">
            <text:p>1072844</text:p>
          </table:table-cell>
          <table:table-cell office:value-type="float" office:value="1030650" calcext:value-type="float">
            <text:p>1030650</text:p>
          </table:table-cell>
          <table:table-cell office:value-type="float" office:value="1001062" calcext:value-type="float">
            <text:p>1001062</text:p>
          </table:table-cell>
          <table:table-cell office:value-type="float" office:value="983131" calcext:value-type="float">
            <text:p>983131</text:p>
          </table:table-cell>
          <table:table-cell office:value-type="float" office:value="955045" calcext:value-type="float">
            <text:p>955045</text:p>
          </table:table-cell>
          <table:table-cell office:value-type="float" office:value="947361" calcext:value-type="float">
            <text:p>947361</text:p>
          </table:table-cell>
          <table:table-cell office:value-type="float" office:value="916968" calcext:value-type="float">
            <text:p>916968</text:p>
          </table:table-cell>
          <table:table-cell office:value-type="float" office:value="878627" calcext:value-type="float">
            <text:p>878627</text:p>
          </table:table-cell>
          <table:table-cell office:value-type="float" office:value="845630" calcext:value-type="float">
            <text:p>845630</text:p>
          </table:table-cell>
          <table:table-cell table:number-columns-repeated="73"/>
        </table:table-row>
        <table:table-row table:style-name="ro2">
          <table:table-cell office:value-type="string" calcext:value-type="string">
            <text:p>08 Barcelona</text:p>
          </table:table-cell>
          <table:table-cell office:value-type="float" office:value="5523922" calcext:value-type="float">
            <text:p>5523922</text:p>
          </table:table-cell>
          <table:table-cell office:value-type="float" office:value="5523784" calcext:value-type="float">
            <text:p>5523784</text:p>
          </table:table-cell>
          <table:table-cell office:value-type="float" office:value="5540925" calcext:value-type="float">
            <text:p>5540925</text:p>
          </table:table-cell>
          <table:table-cell office:value-type="float" office:value="5552050" calcext:value-type="float">
            <text:p>5552050</text:p>
          </table:table-cell>
          <table:table-cell office:value-type="float" office:value="5529099" calcext:value-type="float">
            <text:p>5529099</text:p>
          </table:table-cell>
          <table:table-cell office:value-type="float" office:value="5511147" calcext:value-type="float">
            <text:p>5511147</text:p>
          </table:table-cell>
          <table:table-cell office:value-type="float" office:value="5487935" calcext:value-type="float">
            <text:p>5487935</text:p>
          </table:table-cell>
          <table:table-cell office:value-type="float" office:value="5416447" calcext:value-type="float">
            <text:p>5416447</text:p>
          </table:table-cell>
          <table:table-cell office:value-type="float" office:value="5332513" calcext:value-type="float">
            <text:p>5332513</text:p>
          </table:table-cell>
          <table:table-cell office:value-type="float" office:value="5309404" calcext:value-type="float">
            <text:p>5309404</text:p>
          </table:table-cell>
          <table:table-cell office:value-type="float" office:value="5226354" calcext:value-type="float">
            <text:p>5226354</text:p>
          </table:table-cell>
          <table:table-cell office:value-type="float" office:value="5117885" calcext:value-type="float">
            <text:p>5117885</text:p>
          </table:table-cell>
          <table:table-cell office:value-type="float" office:value="5052666" calcext:value-type="float">
            <text:p>5052666</text:p>
          </table:table-cell>
          <table:table-cell office:value-type="float" office:value="4906117" calcext:value-type="float">
            <text:p>4906117</text:p>
          </table:table-cell>
          <table:table-cell office:value-type="float" office:value="4804606" calcext:value-type="float">
            <text:p>4804606</text:p>
          </table:table-cell>
          <table:table-cell office:value-type="float" office:value="4736277" calcext:value-type="float">
            <text:p>4736277</text:p>
          </table:table-cell>
          <table:table-cell table:number-columns-repeated="73"/>
        </table:table-row>
        <table:table-row table:style-name="ro2">
          <table:table-cell office:value-type="string" calcext:value-type="string">
            <text:p>48 Bizkaia</text:p>
          </table:table-cell>
          <table:table-cell office:value-type="float" office:value="1148775" calcext:value-type="float">
            <text:p>1148775</text:p>
          </table:table-cell>
          <table:table-cell office:value-type="float" office:value="1151905" calcext:value-type="float">
            <text:p>1151905</text:p>
          </table:table-cell>
          <table:table-cell office:value-type="float" office:value="1156447" calcext:value-type="float">
            <text:p>1156447</text:p>
          </table:table-cell>
          <table:table-cell office:value-type="float" office:value="1158439" calcext:value-type="float">
            <text:p>1158439</text:p>
          </table:table-cell>
          <table:table-cell office:value-type="float" office:value="1155772" calcext:value-type="float">
            <text:p>1155772</text:p>
          </table:table-cell>
          <table:table-cell office:value-type="float" office:value="1153724" calcext:value-type="float">
            <text:p>1153724</text:p>
          </table:table-cell>
          <table:table-cell office:value-type="float" office:value="1152658" calcext:value-type="float">
            <text:p>1152658</text:p>
          </table:table-cell>
          <table:table-cell office:value-type="float" office:value="1146421" calcext:value-type="float">
            <text:p>1146421</text:p>
          </table:table-cell>
          <table:table-cell office:value-type="float" office:value="1141457" calcext:value-type="float">
            <text:p>1141457</text:p>
          </table:table-cell>
          <table:table-cell office:value-type="float" office:value="1139863" calcext:value-type="float">
            <text:p>1139863</text:p>
          </table:table-cell>
          <table:table-cell office:value-type="float" office:value="1136181" calcext:value-type="float">
            <text:p>1136181</text:p>
          </table:table-cell>
          <table:table-cell office:value-type="float" office:value="1132861" calcext:value-type="float">
            <text:p>1132861</text:p>
          </table:table-cell>
          <table:table-cell office:value-type="float" office:value="1133428" calcext:value-type="float">
            <text:p>1133428</text:p>
          </table:table-cell>
          <table:table-cell office:value-type="float" office:value="1133444" calcext:value-type="float">
            <text:p>1133444</text:p>
          </table:table-cell>
          <table:table-cell office:value-type="float" office:value="1132616" calcext:value-type="float">
            <text:p>1132616</text:p>
          </table:table-cell>
          <table:table-cell office:value-type="float" office:value="1132729" calcext:value-type="float">
            <text:p>1132729</text:p>
          </table:table-cell>
          <table:table-cell table:number-columns-repeated="73"/>
        </table:table-row>
        <table:table-row table:style-name="ro2">
          <table:table-cell office:value-type="string" calcext:value-type="string">
            <text:p>09 Burgos</text:p>
          </table:table-cell>
          <table:table-cell office:value-type="float" office:value="364002" calcext:value-type="float">
            <text:p>364002</text:p>
          </table:table-cell>
          <table:table-cell office:value-type="float" office:value="366900" calcext:value-type="float">
            <text:p>366900</text:p>
          </table:table-cell>
          <table:table-cell office:value-type="float" office:value="371248" calcext:value-type="float">
            <text:p>371248</text:p>
          </table:table-cell>
          <table:table-cell office:value-type="float" office:value="374970" calcext:value-type="float">
            <text:p>374970</text:p>
          </table:table-cell>
          <table:table-cell office:value-type="float" office:value="375657" calcext:value-type="float">
            <text:p>375657</text:p>
          </table:table-cell>
          <table:table-cell office:value-type="float" office:value="374826" calcext:value-type="float">
            <text:p>374826</text:p>
          </table:table-cell>
          <table:table-cell office:value-type="float" office:value="375563" calcext:value-type="float">
            <text:p>375563</text:p>
          </table:table-cell>
          <table:table-cell office:value-type="float" office:value="373672" calcext:value-type="float">
            <text:p>373672</text:p>
          </table:table-cell>
          <table:table-cell office:value-type="float" office:value="365972" calcext:value-type="float">
            <text:p>365972</text:p>
          </table:table-cell>
          <table:table-cell office:value-type="float" office:value="363874" calcext:value-type="float">
            <text:p>363874</text:p>
          </table:table-cell>
          <table:table-cell office:value-type="float" office:value="361021" calcext:value-type="float">
            <text:p>361021</text:p>
          </table:table-cell>
          <table:table-cell office:value-type="float" office:value="356437" calcext:value-type="float">
            <text:p>356437</text:p>
          </table:table-cell>
          <table:table-cell office:value-type="float" office:value="355205" calcext:value-type="float">
            <text:p>355205</text:p>
          </table:table-cell>
          <table:table-cell office:value-type="float" office:value="352723" calcext:value-type="float">
            <text:p>352723</text:p>
          </table:table-cell>
          <table:table-cell office:value-type="float" office:value="349810" calcext:value-type="float">
            <text:p>349810</text:p>
          </table:table-cell>
          <table:table-cell office:value-type="float" office:value="347240" calcext:value-type="float">
            <text:p>347240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10 Cáceres</text:p>
          </table:table-cell>
          <table:table-cell office:value-type="float" office:value="406267" calcext:value-type="float">
            <text:p>406267</text:p>
          </table:table-cell>
          <table:table-cell office:value-type="float" office:value="408703" calcext:value-type="float">
            <text:p>408703</text:p>
          </table:table-cell>
          <table:table-cell office:value-type="float" office:value="410275" calcext:value-type="float">
            <text:p>410275</text:p>
          </table:table-cell>
          <table:table-cell office:value-type="float" office:value="413597" calcext:value-type="float">
            <text:p>413597</text:p>
          </table:table-cell>
          <table:table-cell office:value-type="float" office:value="415446" calcext:value-type="float">
            <text:p>415446</text:p>
          </table:table-cell>
          <table:table-cell office:value-type="float" office:value="415083" calcext:value-type="float">
            <text:p>415083</text:p>
          </table:table-cell>
          <table:table-cell office:value-type="float" office:value="413633" calcext:value-type="float">
            <text:p>413633</text:p>
          </table:table-cell>
          <table:table-cell office:value-type="float" office:value="412498" calcext:value-type="float">
            <text:p>412498</text:p>
          </table:table-cell>
          <table:table-cell office:value-type="float" office:value="411531" calcext:value-type="float">
            <text:p>411531</text:p>
          </table:table-cell>
          <table:table-cell office:value-type="float" office:value="412899" calcext:value-type="float">
            <text:p>412899</text:p>
          </table:table-cell>
          <table:table-cell office:value-type="float" office:value="412580" calcext:value-type="float">
            <text:p>412580</text:p>
          </table:table-cell>
          <table:table-cell office:value-type="float" office:value="411390" calcext:value-type="float">
            <text:p>411390</text:p>
          </table:table-cell>
          <table:table-cell office:value-type="float" office:value="410762" calcext:value-type="float">
            <text:p>410762</text:p>
          </table:table-cell>
          <table:table-cell office:value-type="float" office:value="410242" calcext:value-type="float">
            <text:p>410242</text:p>
          </table:table-cell>
          <table:table-cell office:value-type="float" office:value="409130" calcext:value-type="float">
            <text:p>409130</text:p>
          </table:table-cell>
          <table:table-cell office:value-type="float" office:value="407546" calcext:value-type="float">
            <text:p>407546</text:p>
          </table:table-cell>
          <table:table-cell table:number-columns-repeated="73"/>
        </table:table-row>
        <table:table-row table:style-name="ro2">
          <table:table-cell office:value-type="string" calcext:value-type="string">
            <text:p>11 Cádiz</text:p>
          </table:table-cell>
          <table:table-cell office:value-type="float" office:value="1240284" calcext:value-type="float">
            <text:p>1240284</text:p>
          </table:table-cell>
          <table:table-cell office:value-type="float" office:value="1240175" calcext:value-type="float">
            <text:p>1240175</text:p>
          </table:table-cell>
          <table:table-cell office:value-type="float" office:value="1238492" calcext:value-type="float">
            <text:p>1238492</text:p>
          </table:table-cell>
          <table:table-cell office:value-type="float" office:value="1245164" calcext:value-type="float">
            <text:p>1245164</text:p>
          </table:table-cell>
          <table:table-cell office:value-type="float" office:value="1243519" calcext:value-type="float">
            <text:p>1243519</text:p>
          </table:table-cell>
          <table:table-cell office:value-type="float" office:value="1236739" calcext:value-type="float">
            <text:p>1236739</text:p>
          </table:table-cell>
          <table:table-cell office:value-type="float" office:value="1230594" calcext:value-type="float">
            <text:p>1230594</text:p>
          </table:table-cell>
          <table:table-cell office:value-type="float" office:value="1220467" calcext:value-type="float">
            <text:p>1220467</text:p>
          </table:table-cell>
          <table:table-cell office:value-type="float" office:value="1207343" calcext:value-type="float">
            <text:p>1207343</text:p>
          </table:table-cell>
          <table:table-cell office:value-type="float" office:value="1194062" calcext:value-type="float">
            <text:p>1194062</text:p>
          </table:table-cell>
          <table:table-cell office:value-type="float" office:value="1180817" calcext:value-type="float">
            <text:p>1180817</text:p>
          </table:table-cell>
          <table:table-cell office:value-type="float" office:value="1164374" calcext:value-type="float">
            <text:p>1164374</text:p>
          </table:table-cell>
          <table:table-cell office:value-type="float" office:value="1155724" calcext:value-type="float">
            <text:p>1155724</text:p>
          </table:table-cell>
          <table:table-cell office:value-type="float" office:value="1140793" calcext:value-type="float">
            <text:p>1140793</text:p>
          </table:table-cell>
          <table:table-cell office:value-type="float" office:value="1131346" calcext:value-type="float">
            <text:p>1131346</text:p>
          </table:table-cell>
          <table:table-cell office:value-type="float" office:value="1125105" calcext:value-type="float">
            <text:p>1125105</text:p>
          </table:table-cell>
          <table:table-cell table:number-columns-repeated="73"/>
        </table:table-row>
        <table:table-row table:style-name="ro2">
          <table:table-cell office:value-type="string" calcext:value-type="string">
            <text:p>39 Cantabria</text:p>
          </table:table-cell>
          <table:table-cell office:value-type="float" office:value="585179" calcext:value-type="float">
            <text:p>585179</text:p>
          </table:table-cell>
          <table:table-cell office:value-type="float" office:value="588656" calcext:value-type="float">
            <text:p>588656</text:p>
          </table:table-cell>
          <table:table-cell office:value-type="float" office:value="591888" calcext:value-type="float">
            <text:p>591888</text:p>
          </table:table-cell>
          <table:table-cell office:value-type="float" office:value="593861" calcext:value-type="float">
            <text:p>593861</text:p>
          </table:table-cell>
          <table:table-cell office:value-type="float" office:value="593121" calcext:value-type="float">
            <text:p>593121</text:p>
          </table:table-cell>
          <table:table-cell office:value-type="float" office:value="592250" calcext:value-type="float">
            <text:p>592250</text:p>
          </table:table-cell>
          <table:table-cell office:value-type="float" office:value="589235" calcext:value-type="float">
            <text:p>589235</text:p>
          </table:table-cell>
          <table:table-cell office:value-type="float" office:value="582138" calcext:value-type="float">
            <text:p>582138</text:p>
          </table:table-cell>
          <table:table-cell office:value-type="float" office:value="572824" calcext:value-type="float">
            <text:p>572824</text:p>
          </table:table-cell>
          <table:table-cell office:value-type="float" office:value="568091" calcext:value-type="float">
            <text:p>568091</text:p>
          </table:table-cell>
          <table:table-cell office:value-type="float" office:value="562309" calcext:value-type="float">
            <text:p>562309</text:p>
          </table:table-cell>
          <table:table-cell office:value-type="float" office:value="554784" calcext:value-type="float">
            <text:p>554784</text:p>
          </table:table-cell>
          <table:table-cell office:value-type="float" office:value="549690" calcext:value-type="float">
            <text:p>549690</text:p>
          </table:table-cell>
          <table:table-cell office:value-type="float" office:value="542275" calcext:value-type="float">
            <text:p>542275</text:p>
          </table:table-cell>
          <table:table-cell office:value-type="float" office:value="537606" calcext:value-type="float">
            <text:p>537606</text:p>
          </table:table-cell>
          <table:table-cell office:value-type="float" office:value="531159" calcext:value-type="float">
            <text:p>531159</text:p>
          </table:table-cell>
          <table:table-cell table:number-columns-repeated="73"/>
        </table:table-row>
        <table:table-row table:style-name="ro2">
          <table:table-cell office:value-type="string" calcext:value-type="string">
            <text:p>12 Castellón/Castelló</text:p>
          </table:table-cell>
          <table:table-cell office:value-type="float" office:value="582327" calcext:value-type="float">
            <text:p>582327</text:p>
          </table:table-cell>
          <table:table-cell office:value-type="float" office:value="587508" calcext:value-type="float">
            <text:p>587508</text:p>
          </table:table-cell>
          <table:table-cell office:value-type="float" office:value="601699" calcext:value-type="float">
            <text:p>601699</text:p>
          </table:table-cell>
          <table:table-cell office:value-type="float" office:value="604564" calcext:value-type="float">
            <text:p>604564</text:p>
          </table:table-cell>
          <table:table-cell office:value-type="float" office:value="604344" calcext:value-type="float">
            <text:p>604344</text:p>
          </table:table-cell>
          <table:table-cell office:value-type="float" office:value="604274" calcext:value-type="float">
            <text:p>604274</text:p>
          </table:table-cell>
          <table:table-cell office:value-type="float" office:value="602301" calcext:value-type="float">
            <text:p>602301</text:p>
          </table:table-cell>
          <table:table-cell office:value-type="float" office:value="594915" calcext:value-type="float">
            <text:p>594915</text:p>
          </table:table-cell>
          <table:table-cell office:value-type="float" office:value="573282" calcext:value-type="float">
            <text:p>573282</text:p>
          </table:table-cell>
          <table:table-cell office:value-type="float" office:value="559761" calcext:value-type="float">
            <text:p>559761</text:p>
          </table:table-cell>
          <table:table-cell office:value-type="float" office:value="543432" calcext:value-type="float">
            <text:p>543432</text:p>
          </table:table-cell>
          <table:table-cell office:value-type="float" office:value="527345" calcext:value-type="float">
            <text:p>527345</text:p>
          </table:table-cell>
          <table:table-cell office:value-type="float" office:value="518239" calcext:value-type="float">
            <text:p>518239</text:p>
          </table:table-cell>
          <table:table-cell office:value-type="float" office:value="501237" calcext:value-type="float">
            <text:p>501237</text:p>
          </table:table-cell>
          <table:table-cell office:value-type="float" office:value="485173" calcext:value-type="float">
            <text:p>485173</text:p>
          </table:table-cell>
          <table:table-cell office:value-type="float" office:value="474385" calcext:value-type="float">
            <text:p>47438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13 Ciudad Real</text:p>
          </table:table-cell>
          <table:table-cell office:value-type="float" office:value="513713" calcext:value-type="float">
            <text:p>513713</text:p>
          </table:table-cell>
          <table:table-cell office:value-type="float" office:value="519613" calcext:value-type="float">
            <text:p>519613</text:p>
          </table:table-cell>
          <table:table-cell office:value-type="float" office:value="524962" calcext:value-type="float">
            <text:p>524962</text:p>
          </table:table-cell>
          <table:table-cell office:value-type="float" office:value="530250" calcext:value-type="float">
            <text:p>530250</text:p>
          </table:table-cell>
          <table:table-cell office:value-type="float" office:value="530175" calcext:value-type="float">
            <text:p>530175</text:p>
          </table:table-cell>
          <table:table-cell office:value-type="float" office:value="529453" calcext:value-type="float">
            <text:p>529453</text:p>
          </table:table-cell>
          <table:table-cell office:value-type="float" office:value="527273" calcext:value-type="float">
            <text:p>527273</text:p>
          </table:table-cell>
          <table:table-cell office:value-type="float" office:value="522343" calcext:value-type="float">
            <text:p>522343</text:p>
          </table:table-cell>
          <table:table-cell office:value-type="float" office:value="510122" calcext:value-type="float">
            <text:p>510122</text:p>
          </table:table-cell>
          <table:table-cell office:value-type="float" office:value="506864" calcext:value-type="float">
            <text:p>506864</text:p>
          </table:table-cell>
          <table:table-cell office:value-type="float" office:value="500060" calcext:value-type="float">
            <text:p>500060</text:p>
          </table:table-cell>
          <table:table-cell office:value-type="float" office:value="492914" calcext:value-type="float">
            <text:p>492914</text:p>
          </table:table-cell>
          <table:table-cell office:value-type="float" office:value="487670" calcext:value-type="float">
            <text:p>487670</text:p>
          </table:table-cell>
          <table:table-cell office:value-type="float" office:value="484338" calcext:value-type="float">
            <text:p>484338</text:p>
          </table:table-cell>
          <table:table-cell office:value-type="float" office:value="478581" calcext:value-type="float">
            <text:p>478581</text:p>
          </table:table-cell>
          <table:table-cell office:value-type="float" office:value="476633" calcext:value-type="float">
            <text:p>476633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14 Córdoba</text:p>
          </table:table-cell>
          <table:table-cell office:value-type="float" office:value="795611" calcext:value-type="float">
            <text:p>795611</text:p>
          </table:table-cell>
          <table:table-cell office:value-type="float" office:value="799402" calcext:value-type="float">
            <text:p>799402</text:p>
          </table:table-cell>
          <table:table-cell office:value-type="float" office:value="802422" calcext:value-type="float">
            <text:p>802422</text:p>
          </table:table-cell>
          <table:table-cell office:value-type="float" office:value="804498" calcext:value-type="float">
            <text:p>804498</text:p>
          </table:table-cell>
          <table:table-cell office:value-type="float" office:value="805857" calcext:value-type="float">
            <text:p>805857</text:p>
          </table:table-cell>
          <table:table-cell office:value-type="float" office:value="805108" calcext:value-type="float">
            <text:p>805108</text:p>
          </table:table-cell>
          <table:table-cell office:value-type="float" office:value="803998" calcext:value-type="float">
            <text:p>803998</text:p>
          </table:table-cell>
          <table:table-cell office:value-type="float" office:value="798822" calcext:value-type="float">
            <text:p>798822</text:p>
          </table:table-cell>
          <table:table-cell office:value-type="float" office:value="792182" calcext:value-type="float">
            <text:p>792182</text:p>
          </table:table-cell>
          <table:table-cell office:value-type="float" office:value="788287" calcext:value-type="float">
            <text:p>788287</text:p>
          </table:table-cell>
          <table:table-cell office:value-type="float" office:value="784376" calcext:value-type="float">
            <text:p>784376</text:p>
          </table:table-cell>
          <table:table-cell office:value-type="float" office:value="779870" calcext:value-type="float">
            <text:p>779870</text:p>
          </table:table-cell>
          <table:table-cell office:value-type="float" office:value="775944" calcext:value-type="float">
            <text:p>775944</text:p>
          </table:table-cell>
          <table:table-cell office:value-type="float" office:value="771131" calcext:value-type="float">
            <text:p>771131</text:p>
          </table:table-cell>
          <table:table-cell office:value-type="float" office:value="769625" calcext:value-type="float">
            <text:p>769625</text:p>
          </table:table-cell>
          <table:table-cell office:value-type="float" office:value="769237" calcext:value-type="float">
            <text:p>769237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15 Coruña, A</text:p>
          </table:table-cell>
          <table:table-cell office:value-type="float" office:value="1127196" calcext:value-type="float">
            <text:p>1127196</text:p>
          </table:table-cell>
          <table:table-cell office:value-type="float" office:value="1132735" calcext:value-type="float">
            <text:p>1132735</text:p>
          </table:table-cell>
          <table:table-cell office:value-type="float" office:value="1138161" calcext:value-type="float">
            <text:p>1138161</text:p>
          </table:table-cell>
          <table:table-cell office:value-type="float" office:value="1143911" calcext:value-type="float">
            <text:p>1143911</text:p>
          </table:table-cell>
          <table:table-cell office:value-type="float" office:value="1147124" calcext:value-type="float">
            <text:p>1147124</text:p>
          </table:table-cell>
          <table:table-cell office:value-type="float" office:value="1146458" calcext:value-type="float">
            <text:p>1146458</text:p>
          </table:table-cell>
          <table:table-cell office:value-type="float" office:value="1145488" calcext:value-type="float">
            <text:p>1145488</text:p>
          </table:table-cell>
          <table:table-cell office:value-type="float" office:value="1139121" calcext:value-type="float">
            <text:p>1139121</text:p>
          </table:table-cell>
          <table:table-cell office:value-type="float" office:value="1132792" calcext:value-type="float">
            <text:p>1132792</text:p>
          </table:table-cell>
          <table:table-cell office:value-type="float" office:value="1129141" calcext:value-type="float">
            <text:p>1129141</text:p>
          </table:table-cell>
          <table:table-cell office:value-type="float" office:value="1126707" calcext:value-type="float">
            <text:p>1126707</text:p>
          </table:table-cell>
          <table:table-cell office:value-type="float" office:value="1121344" calcext:value-type="float">
            <text:p>1121344</text:p>
          </table:table-cell>
          <table:table-cell office:value-type="float" office:value="1120814" calcext:value-type="float">
            <text:p>1120814</text:p>
          </table:table-cell>
          <table:table-cell office:value-type="float" office:value="1111886" calcext:value-type="float">
            <text:p>1111886</text:p>
          </table:table-cell>
          <table:table-cell office:value-type="float" office:value="1108002" calcext:value-type="float">
            <text:p>1108002</text:p>
          </table:table-cell>
          <table:table-cell office:value-type="float" office:value="1108419" calcext:value-type="float">
            <text:p>1108419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16 Cuenca</text:p>
          </table:table-cell>
          <table:table-cell office:value-type="float" office:value="203841" calcext:value-type="float">
            <text:p>203841</text:p>
          </table:table-cell>
          <table:table-cell office:value-type="float" office:value="207449" calcext:value-type="float">
            <text:p>207449</text:p>
          </table:table-cell>
          <table:table-cell office:value-type="float" office:value="211899" calcext:value-type="float">
            <text:p>211899</text:p>
          </table:table-cell>
          <table:table-cell office:value-type="float" office:value="218036" calcext:value-type="float">
            <text:p>218036</text:p>
          </table:table-cell>
          <table:table-cell office:value-type="float" office:value="219138" calcext:value-type="float">
            <text:p>219138</text:p>
          </table:table-cell>
          <table:table-cell office:value-type="float" office:value="217716" calcext:value-type="float">
            <text:p>217716</text:p>
          </table:table-cell>
          <table:table-cell office:value-type="float" office:value="217363" calcext:value-type="float">
            <text:p>217363</text:p>
          </table:table-cell>
          <table:table-cell office:value-type="float" office:value="215274" calcext:value-type="float">
            <text:p>215274</text:p>
          </table:table-cell>
          <table:table-cell office:value-type="float" office:value="211375" calcext:value-type="float">
            <text:p>211375</text:p>
          </table:table-cell>
          <table:table-cell office:value-type="float" office:value="208616" calcext:value-type="float">
            <text:p>208616</text:p>
          </table:table-cell>
          <table:table-cell office:value-type="float" office:value="207974" calcext:value-type="float">
            <text:p>207974</text:p>
          </table:table-cell>
          <table:table-cell office:value-type="float" office:value="204546" calcext:value-type="float">
            <text:p>204546</text:p>
          </table:table-cell>
          <table:table-cell office:value-type="float" office:value="202982" calcext:value-type="float">
            <text:p>202982</text:p>
          </table:table-cell>
          <table:table-cell office:value-type="float" office:value="201614" calcext:value-type="float">
            <text:p>201614</text:p>
          </table:table-cell>
          <table:table-cell office:value-type="float" office:value="201526" calcext:value-type="float">
            <text:p>201526</text:p>
          </table:table-cell>
          <table:table-cell office:value-type="float" office:value="201053" calcext:value-type="float">
            <text:p>201053</text:p>
          </table:table-cell>
          <table:table-cell table:number-columns-repeated="73"/>
        </table:table-row>
        <table:table-row table:style-name="ro2">
          <table:table-cell office:value-type="string" calcext:value-type="string">
            <text:p>20 Gipuzkoa</text:p>
          </table:table-cell>
          <table:table-cell office:value-type="float" office:value="716834" calcext:value-type="float">
            <text:p>716834</text:p>
          </table:table-cell>
          <table:table-cell office:value-type="float" office:value="715148" calcext:value-type="float">
            <text:p>715148</text:p>
          </table:table-cell>
          <table:table-cell office:value-type="float" office:value="713818" calcext:value-type="float">
            <text:p>713818</text:p>
          </table:table-cell>
          <table:table-cell office:value-type="float" office:value="712097" calcext:value-type="float">
            <text:p>712097</text:p>
          </table:table-cell>
          <table:table-cell office:value-type="float" office:value="709607" calcext:value-type="float">
            <text:p>709607</text:p>
          </table:table-cell>
          <table:table-cell office:value-type="float" office:value="707263" calcext:value-type="float">
            <text:p>707263</text:p>
          </table:table-cell>
          <table:table-cell office:value-type="float" office:value="705698" calcext:value-type="float">
            <text:p>705698</text:p>
          </table:table-cell>
          <table:table-cell office:value-type="float" office:value="701056" calcext:value-type="float">
            <text:p>701056</text:p>
          </table:table-cell>
          <table:table-cell office:value-type="float" office:value="694944" calcext:value-type="float">
            <text:p>694944</text:p>
          </table:table-cell>
          <table:table-cell office:value-type="float" office:value="691895" calcext:value-type="float">
            <text:p>691895</text:p>
          </table:table-cell>
          <table:table-cell office:value-type="float" office:value="688708" calcext:value-type="float">
            <text:p>688708</text:p>
          </table:table-cell>
          <table:table-cell office:value-type="float" office:value="686513" calcext:value-type="float">
            <text:p>686513</text:p>
          </table:table-cell>
          <table:table-cell office:value-type="float" office:value="684416" calcext:value-type="float">
            <text:p>684416</text:p>
          </table:table-cell>
          <table:table-cell office:value-type="float" office:value="682977" calcext:value-type="float">
            <text:p>682977</text:p>
          </table:table-cell>
          <table:table-cell office:value-type="float" office:value="680069" calcext:value-type="float">
            <text:p>680069</text:p>
          </table:table-cell>
          <table:table-cell office:value-type="float" office:value="679370" calcext:value-type="float">
            <text:p>679370</text:p>
          </table:table-cell>
          <table:table-cell table:number-columns-repeated="73"/>
        </table:table-row>
        <table:table-row table:style-name="ro2">
          <table:table-cell office:value-type="string" calcext:value-type="string">
            <text:p>17 Girona</text:p>
          </table:table-cell>
          <table:table-cell office:value-type="float" office:value="753054" calcext:value-type="float">
            <text:p>753054</text:p>
          </table:table-cell>
          <table:table-cell office:value-type="float" office:value="756156" calcext:value-type="float">
            <text:p>756156</text:p>
          </table:table-cell>
          <table:table-cell office:value-type="float" office:value="761632" calcext:value-type="float">
            <text:p>761632</text:p>
          </table:table-cell>
          <table:table-cell office:value-type="float" office:value="761627" calcext:value-type="float">
            <text:p>761627</text:p>
          </table:table-cell>
          <table:table-cell office:value-type="float" office:value="756810" calcext:value-type="float">
            <text:p>756810</text:p>
          </table:table-cell>
          <table:table-cell office:value-type="float" office:value="753046" calcext:value-type="float">
            <text:p>753046</text:p>
          </table:table-cell>
          <table:table-cell office:value-type="float" office:value="747782" calcext:value-type="float">
            <text:p>747782</text:p>
          </table:table-cell>
          <table:table-cell office:value-type="float" office:value="731864" calcext:value-type="float">
            <text:p>731864</text:p>
          </table:table-cell>
          <table:table-cell office:value-type="float" office:value="706185" calcext:value-type="float">
            <text:p>706185</text:p>
          </table:table-cell>
          <table:table-cell office:value-type="float" office:value="687331" calcext:value-type="float">
            <text:p>687331</text:p>
          </table:table-cell>
          <table:table-cell office:value-type="float" office:value="664506" calcext:value-type="float">
            <text:p>664506</text:p>
          </table:table-cell>
          <table:table-cell office:value-type="float" office:value="636198" calcext:value-type="float">
            <text:p>636198</text:p>
          </table:table-cell>
          <table:table-cell office:value-type="float" office:value="619692" calcext:value-type="float">
            <text:p>619692</text:p>
          </table:table-cell>
          <table:table-cell office:value-type="float" office:value="598112" calcext:value-type="float">
            <text:p>598112</text:p>
          </table:table-cell>
          <table:table-cell office:value-type="float" office:value="579650" calcext:value-type="float">
            <text:p>579650</text:p>
          </table:table-cell>
          <table:table-cell office:value-type="float" office:value="565599" calcext:value-type="float">
            <text:p>565599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18 Granada</text:p>
          </table:table-cell>
          <table:table-cell office:value-type="float" office:value="917297" calcext:value-type="float">
            <text:p>917297</text:p>
          </table:table-cell>
          <table:table-cell office:value-type="float" office:value="919455" calcext:value-type="float">
            <text:p>919455</text:p>
          </table:table-cell>
          <table:table-cell office:value-type="float" office:value="919319" calcext:value-type="float">
            <text:p>919319</text:p>
          </table:table-cell>
          <table:table-cell office:value-type="float" office:value="922928" calcext:value-type="float">
            <text:p>922928</text:p>
          </table:table-cell>
          <table:table-cell office:value-type="float" office:value="924550" calcext:value-type="float">
            <text:p>924550</text:p>
          </table:table-cell>
          <table:table-cell office:value-type="float" office:value="918072" calcext:value-type="float">
            <text:p>918072</text:p>
          </table:table-cell>
          <table:table-cell office:value-type="float" office:value="907428" calcext:value-type="float">
            <text:p>907428</text:p>
          </table:table-cell>
          <table:table-cell office:value-type="float" office:value="901220" calcext:value-type="float">
            <text:p>901220</text:p>
          </table:table-cell>
          <table:table-cell office:value-type="float" office:value="884099" calcext:value-type="float">
            <text:p>884099</text:p>
          </table:table-cell>
          <table:table-cell office:value-type="float" office:value="876184" calcext:value-type="float">
            <text:p>876184</text:p>
          </table:table-cell>
          <table:table-cell office:value-type="float" office:value="860898" calcext:value-type="float">
            <text:p>860898</text:p>
          </table:table-cell>
          <table:table-cell office:value-type="float" office:value="841687" calcext:value-type="float">
            <text:p>841687</text:p>
          </table:table-cell>
          <table:table-cell office:value-type="float" office:value="828107" calcext:value-type="float">
            <text:p>828107</text:p>
          </table:table-cell>
          <table:table-cell office:value-type="float" office:value="818959" calcext:value-type="float">
            <text:p>818959</text:p>
          </table:table-cell>
          <table:table-cell office:value-type="float" office:value="812637" calcext:value-type="float">
            <text:p>812637</text:p>
          </table:table-cell>
          <table:table-cell office:value-type="float" office:value="809004" calcext:value-type="float">
            <text:p>809004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19 Guadalajara</text:p>
          </table:table-cell>
          <table:table-cell office:value-type="float" office:value="253686" calcext:value-type="float">
            <text:p>253686</text:p>
          </table:table-cell>
          <table:table-cell office:value-type="float" office:value="255426" calcext:value-type="float">
            <text:p>255426</text:p>
          </table:table-cell>
          <table:table-cell office:value-type="float" office:value="257723" calcext:value-type="float">
            <text:p>257723</text:p>
          </table:table-cell>
          <table:table-cell office:value-type="float" office:value="259537" calcext:value-type="float">
            <text:p>259537</text:p>
          </table:table-cell>
          <table:table-cell office:value-type="float" office:value="256461" calcext:value-type="float">
            <text:p>256461</text:p>
          </table:table-cell>
          <table:table-cell office:value-type="float" office:value="251563" calcext:value-type="float">
            <text:p>251563</text:p>
          </table:table-cell>
          <table:table-cell office:value-type="float" office:value="246151" calcext:value-type="float">
            <text:p>246151</text:p>
          </table:table-cell>
          <table:table-cell office:value-type="float" office:value="237787" calcext:value-type="float">
            <text:p>237787</text:p>
          </table:table-cell>
          <table:table-cell office:value-type="float" office:value="224076" calcext:value-type="float">
            <text:p>224076</text:p>
          </table:table-cell>
          <table:table-cell office:value-type="float" office:value="213505" calcext:value-type="float">
            <text:p>213505</text:p>
          </table:table-cell>
          <table:table-cell office:value-type="float" office:value="203737" calcext:value-type="float">
            <text:p>203737</text:p>
          </table:table-cell>
          <table:table-cell office:value-type="float" office:value="193913" calcext:value-type="float">
            <text:p>193913</text:p>
          </table:table-cell>
          <table:table-cell office:value-type="float" office:value="185474" calcext:value-type="float">
            <text:p>185474</text:p>
          </table:table-cell>
          <table:table-cell office:value-type="float" office:value="177761" calcext:value-type="float">
            <text:p>177761</text:p>
          </table:table-cell>
          <table:table-cell office:value-type="float" office:value="171532" calcext:value-type="float">
            <text:p>171532</text:p>
          </table:table-cell>
          <table:table-cell office:value-type="float" office:value="165347" calcext:value-type="float">
            <text:p>165347</text:p>
          </table:table-cell>
          <table:table-cell table:number-columns-repeated="73"/>
        </table:table-row>
        <table:table-row table:style-name="ro2">
          <table:table-cell office:value-type="string" calcext:value-type="string">
            <text:p>21 Huelva</text:p>
          </table:table-cell>
          <table:table-cell office:value-type="float" office:value="520017" calcext:value-type="float">
            <text:p>520017</text:p>
          </table:table-cell>
          <table:table-cell office:value-type="float" office:value="519229" calcext:value-type="float">
            <text:p>519229</text:p>
          </table:table-cell>
          <table:table-cell office:value-type="float" office:value="520668" calcext:value-type="float">
            <text:p>520668</text:p>
          </table:table-cell>
          <table:table-cell office:value-type="float" office:value="522862" calcext:value-type="float">
            <text:p>522862</text:p>
          </table:table-cell>
          <table:table-cell office:value-type="float" office:value="521968" calcext:value-type="float">
            <text:p>521968</text:p>
          </table:table-cell>
          <table:table-cell office:value-type="float" office:value="518081" calcext:value-type="float">
            <text:p>518081</text:p>
          </table:table-cell>
          <table:table-cell office:value-type="float" office:value="513403" calcext:value-type="float">
            <text:p>513403</text:p>
          </table:table-cell>
          <table:table-cell office:value-type="float" office:value="507915" calcext:value-type="float">
            <text:p>507915</text:p>
          </table:table-cell>
          <table:table-cell office:value-type="float" office:value="497671" calcext:value-type="float">
            <text:p>497671</text:p>
          </table:table-cell>
          <table:table-cell office:value-type="float" office:value="492174" calcext:value-type="float">
            <text:p>492174</text:p>
          </table:table-cell>
          <table:table-cell office:value-type="float" office:value="483792" calcext:value-type="float">
            <text:p>483792</text:p>
          </table:table-cell>
          <table:table-cell office:value-type="float" office:value="476707" calcext:value-type="float">
            <text:p>476707</text:p>
          </table:table-cell>
          <table:table-cell office:value-type="float" office:value="472446" calcext:value-type="float">
            <text:p>472446</text:p>
          </table:table-cell>
          <table:table-cell office:value-type="float" office:value="464934" calcext:value-type="float">
            <text:p>464934</text:p>
          </table:table-cell>
          <table:table-cell office:value-type="float" office:value="461730" calcext:value-type="float">
            <text:p>461730</text:p>
          </table:table-cell>
          <table:table-cell office:value-type="float" office:value="458998" calcext:value-type="float">
            <text:p>458998</text:p>
          </table:table-cell>
          <table:table-cell table:number-columns-repeated="73"/>
        </table:table-row>
        <table:table-row table:style-name="ro2">
          <table:table-cell office:value-type="string" calcext:value-type="string">
            <text:p>22 Huesca</text:p>
          </table:table-cell>
          <table:table-cell office:value-type="float" office:value="222909" calcext:value-type="float">
            <text:p>222909</text:p>
          </table:table-cell>
          <table:table-cell office:value-type="float" office:value="224909" calcext:value-type="float">
            <text:p>224909</text:p>
          </table:table-cell>
          <table:table-cell office:value-type="float" office:value="226329" calcext:value-type="float">
            <text:p>226329</text:p>
          </table:table-cell>
          <table:table-cell office:value-type="float" office:value="227609" calcext:value-type="float">
            <text:p>227609</text:p>
          </table:table-cell>
          <table:table-cell office:value-type="float" office:value="228361" calcext:value-type="float">
            <text:p>228361</text:p>
          </table:table-cell>
          <table:table-cell office:value-type="float" office:value="228566" calcext:value-type="float">
            <text:p>228566</text:p>
          </table:table-cell>
          <table:table-cell office:value-type="float" office:value="228409" calcext:value-type="float">
            <text:p>228409</text:p>
          </table:table-cell>
          <table:table-cell office:value-type="float" office:value="225271" calcext:value-type="float">
            <text:p>225271</text:p>
          </table:table-cell>
          <table:table-cell office:value-type="float" office:value="220107" calcext:value-type="float">
            <text:p>220107</text:p>
          </table:table-cell>
          <table:table-cell office:value-type="float" office:value="218023" calcext:value-type="float">
            <text:p>218023</text:p>
          </table:table-cell>
          <table:table-cell office:value-type="float" office:value="215864" calcext:value-type="float">
            <text:p>215864</text:p>
          </table:table-cell>
          <table:table-cell office:value-type="float" office:value="212901" calcext:value-type="float">
            <text:p>212901</text:p>
          </table:table-cell>
          <table:table-cell office:value-type="float" office:value="211286" calcext:value-type="float">
            <text:p>211286</text:p>
          </table:table-cell>
          <table:table-cell office:value-type="float" office:value="208963" calcext:value-type="float">
            <text:p>208963</text:p>
          </table:table-cell>
          <table:table-cell office:value-type="float" office:value="205955" calcext:value-type="float">
            <text:p>205955</text:p>
          </table:table-cell>
          <table:table-cell office:value-type="float" office:value="205430" calcext:value-type="float">
            <text:p>205430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23 Jaén</text:p>
          </table:table-cell>
          <table:table-cell office:value-type="float" office:value="654170" calcext:value-type="float">
            <text:p>654170</text:p>
          </table:table-cell>
          <table:table-cell office:value-type="float" office:value="659033" calcext:value-type="float">
            <text:p>659033</text:p>
          </table:table-cell>
          <table:table-cell office:value-type="float" office:value="664916" calcext:value-type="float">
            <text:p>664916</text:p>
          </table:table-cell>
          <table:table-cell office:value-type="float" office:value="670242" calcext:value-type="float">
            <text:p>670242</text:p>
          </table:table-cell>
          <table:table-cell office:value-type="float" office:value="670600" calcext:value-type="float">
            <text:p>670600</text:p>
          </table:table-cell>
          <table:table-cell office:value-type="float" office:value="670761" calcext:value-type="float">
            <text:p>670761</text:p>
          </table:table-cell>
          <table:table-cell office:value-type="float" office:value="669782" calcext:value-type="float">
            <text:p>669782</text:p>
          </table:table-cell>
          <table:table-cell office:value-type="float" office:value="667438" calcext:value-type="float">
            <text:p>667438</text:p>
          </table:table-cell>
          <table:table-cell office:value-type="float" office:value="664742" calcext:value-type="float">
            <text:p>664742</text:p>
          </table:table-cell>
          <table:table-cell office:value-type="float" office:value="662751" calcext:value-type="float">
            <text:p>662751</text:p>
          </table:table-cell>
          <table:table-cell office:value-type="float" office:value="660284" calcext:value-type="float">
            <text:p>660284</text:p>
          </table:table-cell>
          <table:table-cell office:value-type="float" office:value="654458" calcext:value-type="float">
            <text:p>654458</text:p>
          </table:table-cell>
          <table:table-cell office:value-type="float" office:value="651565" calcext:value-type="float">
            <text:p>651565</text:p>
          </table:table-cell>
          <table:table-cell office:value-type="float" office:value="647387" calcext:value-type="float">
            <text:p>647387</text:p>
          </table:table-cell>
          <table:table-cell office:value-type="float" office:value="645781" calcext:value-type="float">
            <text:p>645781</text:p>
          </table:table-cell>
          <table:table-cell office:value-type="float" office:value="645711" calcext:value-type="float">
            <text:p>645711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24 León</text:p>
          </table:table-cell>
          <table:table-cell office:value-type="float" office:value="479395" calcext:value-type="float">
            <text:p>479395</text:p>
          </table:table-cell>
          <table:table-cell office:value-type="float" office:value="484694" calcext:value-type="float">
            <text:p>484694</text:p>
          </table:table-cell>
          <table:table-cell office:value-type="float" office:value="489752" calcext:value-type="float">
            <text:p>489752</text:p>
          </table:table-cell>
          <table:table-cell office:value-type="float" office:value="494451" calcext:value-type="float">
            <text:p>494451</text:p>
          </table:table-cell>
          <table:table-cell office:value-type="float" office:value="497799" calcext:value-type="float">
            <text:p>497799</text:p>
          </table:table-cell>
          <table:table-cell office:value-type="float" office:value="499284" calcext:value-type="float">
            <text:p>499284</text:p>
          </table:table-cell>
          <table:table-cell office:value-type="float" office:value="500169" calcext:value-type="float">
            <text:p>500169</text:p>
          </table:table-cell>
          <table:table-cell office:value-type="float" office:value="500200" calcext:value-type="float">
            <text:p>500200</text:p>
          </table:table-cell>
          <table:table-cell office:value-type="float" office:value="497387" calcext:value-type="float">
            <text:p>497387</text:p>
          </table:table-cell>
          <table:table-cell office:value-type="float" office:value="498223" calcext:value-type="float">
            <text:p>498223</text:p>
          </table:table-cell>
          <table:table-cell office:value-type="float" office:value="495902" calcext:value-type="float">
            <text:p>495902</text:p>
          </table:table-cell>
          <table:table-cell office:value-type="float" office:value="492720" calcext:value-type="float">
            <text:p>492720</text:p>
          </table:table-cell>
          <table:table-cell office:value-type="float" office:value="495998" calcext:value-type="float">
            <text:p>495998</text:p>
          </table:table-cell>
          <table:table-cell office:value-type="float" office:value="496655" calcext:value-type="float">
            <text:p>496655</text:p>
          </table:table-cell>
          <table:table-cell office:value-type="float" office:value="499517" calcext:value-type="float">
            <text:p>499517</text:p>
          </table:table-cell>
          <table:table-cell office:value-type="float" office:value="502155" calcext:value-type="float">
            <text:p>502155</text:p>
          </table:table-cell>
          <table:table-cell table:number-columns-repeated="73"/>
        </table:table-row>
        <table:table-row table:style-name="ro2">
          <table:table-cell office:value-type="string" calcext:value-type="string">
            <text:p>25 Lleida</text:p>
          </table:table-cell>
          <table:table-cell office:value-type="float" office:value="436029" calcext:value-type="float">
            <text:p>436029</text:p>
          </table:table-cell>
          <table:table-cell office:value-type="float" office:value="438001" calcext:value-type="float">
            <text:p>438001</text:p>
          </table:table-cell>
          <table:table-cell office:value-type="float" office:value="440915" calcext:value-type="float">
            <text:p>440915</text:p>
          </table:table-cell>
          <table:table-cell office:value-type="float" office:value="443032" calcext:value-type="float">
            <text:p>443032</text:p>
          </table:table-cell>
          <table:table-cell office:value-type="float" office:value="442308" calcext:value-type="float">
            <text:p>442308</text:p>
          </table:table-cell>
          <table:table-cell office:value-type="float" office:value="439768" calcext:value-type="float">
            <text:p>439768</text:p>
          </table:table-cell>
          <table:table-cell office:value-type="float" office:value="436402" calcext:value-type="float">
            <text:p>436402</text:p>
          </table:table-cell>
          <table:table-cell office:value-type="float" office:value="426872" calcext:value-type="float">
            <text:p>426872</text:p>
          </table:table-cell>
          <table:table-cell office:value-type="float" office:value="414015" calcext:value-type="float">
            <text:p>414015</text:p>
          </table:table-cell>
          <table:table-cell office:value-type="float" office:value="407496" calcext:value-type="float">
            <text:p>407496</text:p>
          </table:table-cell>
          <table:table-cell office:value-type="float" office:value="399439" calcext:value-type="float">
            <text:p>399439</text:p>
          </table:table-cell>
          <table:table-cell office:value-type="float" office:value="385092" calcext:value-type="float">
            <text:p>385092</text:p>
          </table:table-cell>
          <table:table-cell office:value-type="float" office:value="377639" calcext:value-type="float">
            <text:p>377639</text:p>
          </table:table-cell>
          <table:table-cell office:value-type="float" office:value="371055" calcext:value-type="float">
            <text:p>371055</text:p>
          </table:table-cell>
          <table:table-cell office:value-type="float" office:value="365023" calcext:value-type="float">
            <text:p>365023</text:p>
          </table:table-cell>
          <table:table-cell office:value-type="float" office:value="361590" calcext:value-type="float">
            <text:p>361590</text:p>
          </table:table-cell>
          <table:table-cell table:number-columns-repeated="73"/>
        </table:table-row>
        <table:table-row table:style-name="ro2">
          <table:table-cell office:value-type="string" calcext:value-type="string">
            <text:p>27 Lugo</text:p>
          </table:table-cell>
          <table:table-cell office:value-type="float" office:value="339386" calcext:value-type="float">
            <text:p>339386</text:p>
          </table:table-cell>
          <table:table-cell office:value-type="float" office:value="342748" calcext:value-type="float">
            <text:p>342748</text:p>
          </table:table-cell>
          <table:table-cell office:value-type="float" office:value="346005" calcext:value-type="float">
            <text:p>346005</text:p>
          </table:table-cell>
          <table:table-cell office:value-type="float" office:value="348902" calcext:value-type="float">
            <text:p>348902</text:p>
          </table:table-cell>
          <table:table-cell office:value-type="float" office:value="351530" calcext:value-type="float">
            <text:p>351530</text:p>
          </table:table-cell>
          <table:table-cell office:value-type="float" office:value="353504" calcext:value-type="float">
            <text:p>353504</text:p>
          </table:table-cell>
          <table:table-cell office:value-type="float" office:value="355195" calcext:value-type="float">
            <text:p>355195</text:p>
          </table:table-cell>
          <table:table-cell office:value-type="float" office:value="355549" calcext:value-type="float">
            <text:p>355549</text:p>
          </table:table-cell>
          <table:table-cell office:value-type="float" office:value="355176" calcext:value-type="float">
            <text:p>355176</text:p>
          </table:table-cell>
          <table:table-cell office:value-type="float" office:value="356595" calcext:value-type="float">
            <text:p>356595</text:p>
          </table:table-cell>
          <table:table-cell office:value-type="float" office:value="357625" calcext:value-type="float">
            <text:p>357625</text:p>
          </table:table-cell>
          <table:table-cell office:value-type="float" office:value="358452" calcext:value-type="float">
            <text:p>358452</text:p>
          </table:table-cell>
          <table:table-cell office:value-type="float" office:value="360512" calcext:value-type="float">
            <text:p>360512</text:p>
          </table:table-cell>
          <table:table-cell office:value-type="float" office:value="361782" calcext:value-type="float">
            <text:p>361782</text:p>
          </table:table-cell>
          <table:table-cell office:value-type="float" office:value="364125" calcext:value-type="float">
            <text:p>364125</text:p>
          </table:table-cell>
          <table:table-cell office:value-type="float" office:value="365619" calcext:value-type="float">
            <text:p>365619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28 Madrid</text:p>
          </table:table-cell>
          <table:table-cell office:value-type="float" office:value="6436996" calcext:value-type="float">
            <text:p>6436996</text:p>
          </table:table-cell>
          <table:table-cell office:value-type="float" office:value="6454440" calcext:value-type="float">
            <text:p>6454440</text:p>
          </table:table-cell>
          <table:table-cell office:value-type="float" office:value="6495551" calcext:value-type="float">
            <text:p>6495551</text:p>
          </table:table-cell>
          <table:table-cell office:value-type="float" office:value="6498560" calcext:value-type="float">
            <text:p>6498560</text:p>
          </table:table-cell>
          <table:table-cell office:value-type="float" office:value="6489680" calcext:value-type="float">
            <text:p>6489680</text:p>
          </table:table-cell>
          <table:table-cell office:value-type="float" office:value="6458684" calcext:value-type="float">
            <text:p>6458684</text:p>
          </table:table-cell>
          <table:table-cell office:value-type="float" office:value="6386932" calcext:value-type="float">
            <text:p>6386932</text:p>
          </table:table-cell>
          <table:table-cell office:value-type="float" office:value="6271638" calcext:value-type="float">
            <text:p>6271638</text:p>
          </table:table-cell>
          <table:table-cell office:value-type="float" office:value="6081689" calcext:value-type="float">
            <text:p>6081689</text:p>
          </table:table-cell>
          <table:table-cell office:value-type="float" office:value="6008183" calcext:value-type="float">
            <text:p>6008183</text:p>
          </table:table-cell>
          <table:table-cell office:value-type="float" office:value="5964143" calcext:value-type="float">
            <text:p>5964143</text:p>
          </table:table-cell>
          <table:table-cell office:value-type="float" office:value="5804829" calcext:value-type="float">
            <text:p>5804829</text:p>
          </table:table-cell>
          <table:table-cell office:value-type="float" office:value="5718942" calcext:value-type="float">
            <text:p>5718942</text:p>
          </table:table-cell>
          <table:table-cell office:value-type="float" office:value="5527152" calcext:value-type="float">
            <text:p>5527152</text:p>
          </table:table-cell>
          <table:table-cell office:value-type="float" office:value="5372433" calcext:value-type="float">
            <text:p>5372433</text:p>
          </table:table-cell>
          <table:table-cell office:value-type="float" office:value="5205408" calcext:value-type="float">
            <text:p>5205408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29 Málaga</text:p>
          </table:table-cell>
          <table:table-cell office:value-type="float" office:value="1628973" calcext:value-type="float">
            <text:p>1628973</text:p>
          </table:table-cell>
          <table:table-cell office:value-type="float" office:value="1621968" calcext:value-type="float">
            <text:p>1621968</text:p>
          </table:table-cell>
          <table:table-cell office:value-type="float" office:value="1652999" calcext:value-type="float">
            <text:p>1652999</text:p>
          </table:table-cell>
          <table:table-cell office:value-type="float" office:value="1641098" calcext:value-type="float">
            <text:p>1641098</text:p>
          </table:table-cell>
          <table:table-cell office:value-type="float" office:value="1625827" calcext:value-type="float">
            <text:p>1625827</text:p>
          </table:table-cell>
          <table:table-cell office:value-type="float" office:value="1609557" calcext:value-type="float">
            <text:p>1609557</text:p>
          </table:table-cell>
          <table:table-cell office:value-type="float" office:value="1593068" calcext:value-type="float">
            <text:p>1593068</text:p>
          </table:table-cell>
          <table:table-cell office:value-type="float" office:value="1563261" calcext:value-type="float">
            <text:p>1563261</text:p>
          </table:table-cell>
          <table:table-cell office:value-type="float" office:value="1517523" calcext:value-type="float">
            <text:p>1517523</text:p>
          </table:table-cell>
          <table:table-cell office:value-type="float" office:value="1491287" calcext:value-type="float">
            <text:p>1491287</text:p>
          </table:table-cell>
          <table:table-cell office:value-type="float" office:value="1453409" calcext:value-type="float">
            <text:p>1453409</text:p>
          </table:table-cell>
          <table:table-cell office:value-type="float" office:value="1397925" calcext:value-type="float">
            <text:p>1397925</text:p>
          </table:table-cell>
          <table:table-cell office:value-type="float" office:value="1374890" calcext:value-type="float">
            <text:p>1374890</text:p>
          </table:table-cell>
          <table:table-cell office:value-type="float" office:value="1330010" calcext:value-type="float">
            <text:p>1330010</text:p>
          </table:table-cell>
          <table:table-cell office:value-type="float" office:value="1302240" calcext:value-type="float">
            <text:p>1302240</text:p>
          </table:table-cell>
          <table:table-cell office:value-type="float" office:value="1278851" calcext:value-type="float">
            <text:p>1278851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30 Murcia</text:p>
          </table:table-cell>
          <table:table-cell office:value-type="float" office:value="1467288" calcext:value-type="float">
            <text:p>1467288</text:p>
          </table:table-cell>
          <table:table-cell office:value-type="float" office:value="1466818" calcext:value-type="float">
            <text:p>1466818</text:p>
          </table:table-cell>
          <table:table-cell office:value-type="float" office:value="1472049" calcext:value-type="float">
            <text:p>1472049</text:p>
          </table:table-cell>
          <table:table-cell office:value-type="float" office:value="1474449" calcext:value-type="float">
            <text:p>1474449</text:p>
          </table:table-cell>
          <table:table-cell office:value-type="float" office:value="1470069" calcext:value-type="float">
            <text:p>1470069</text:p>
          </table:table-cell>
          <table:table-cell office:value-type="float" office:value="1461979" calcext:value-type="float">
            <text:p>1461979</text:p>
          </table:table-cell>
          <table:table-cell office:value-type="float" office:value="1446520" calcext:value-type="float">
            <text:p>1446520</text:p>
          </table:table-cell>
          <table:table-cell office:value-type="float" office:value="1426109" calcext:value-type="float">
            <text:p>1426109</text:p>
          </table:table-cell>
          <table:table-cell office:value-type="float" office:value="1392117" calcext:value-type="float">
            <text:p>1392117</text:p>
          </table:table-cell>
          <table:table-cell office:value-type="float" office:value="1370306" calcext:value-type="float">
            <text:p>1370306</text:p>
          </table:table-cell>
          <table:table-cell office:value-type="float" office:value="1335792" calcext:value-type="float">
            <text:p>1335792</text:p>
          </table:table-cell>
          <table:table-cell office:value-type="float" office:value="1294694" calcext:value-type="float">
            <text:p>1294694</text:p>
          </table:table-cell>
          <table:table-cell office:value-type="float" office:value="1269230" calcext:value-type="float">
            <text:p>1269230</text:p>
          </table:table-cell>
          <table:table-cell office:value-type="float" office:value="1226993" calcext:value-type="float">
            <text:p>1226993</text:p>
          </table:table-cell>
          <table:table-cell office:value-type="float" office:value="1190378" calcext:value-type="float">
            <text:p>1190378</text:p>
          </table:table-cell>
          <table:table-cell office:value-type="float" office:value="1149328" calcext:value-type="float">
            <text:p>1149328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31 Navarra</text:p>
          </table:table-cell>
          <table:table-cell office:value-type="float" office:value="640476" calcext:value-type="float">
            <text:p>640476</text:p>
          </table:table-cell>
          <table:table-cell office:value-type="float" office:value="640790" calcext:value-type="float">
            <text:p>640790</text:p>
          </table:table-cell>
          <table:table-cell office:value-type="float" office:value="644477" calcext:value-type="float">
            <text:p>644477</text:p>
          </table:table-cell>
          <table:table-cell office:value-type="float" office:value="644566" calcext:value-type="float">
            <text:p>644566</text:p>
          </table:table-cell>
          <table:table-cell office:value-type="float" office:value="642051" calcext:value-type="float">
            <text:p>642051</text:p>
          </table:table-cell>
          <table:table-cell office:value-type="float" office:value="636924" calcext:value-type="float">
            <text:p>636924</text:p>
          </table:table-cell>
          <table:table-cell office:value-type="float" office:value="630578" calcext:value-type="float">
            <text:p>630578</text:p>
          </table:table-cell>
          <table:table-cell office:value-type="float" office:value="620377" calcext:value-type="float">
            <text:p>620377</text:p>
          </table:table-cell>
          <table:table-cell office:value-type="float" office:value="605876" calcext:value-type="float">
            <text:p>605876</text:p>
          </table:table-cell>
          <table:table-cell office:value-type="float" office:value="601874" calcext:value-type="float">
            <text:p>601874</text:p>
          </table:table-cell>
          <table:table-cell office:value-type="float" office:value="593472" calcext:value-type="float">
            <text:p>593472</text:p>
          </table:table-cell>
          <table:table-cell office:value-type="float" office:value="584734" calcext:value-type="float">
            <text:p>584734</text:p>
          </table:table-cell>
          <table:table-cell office:value-type="float" office:value="578210" calcext:value-type="float">
            <text:p>578210</text:p>
          </table:table-cell>
          <table:table-cell office:value-type="float" office:value="569628" calcext:value-type="float">
            <text:p>569628</text:p>
          </table:table-cell>
          <table:table-cell office:value-type="float" office:value="556263" calcext:value-type="float">
            <text:p>556263</text:p>
          </table:table-cell>
          <table:table-cell office:value-type="float" office:value="543757" calcext:value-type="float">
            <text:p>543757</text:p>
          </table:table-cell>
          <table:table-cell table:number-columns-repeated="73"/>
        </table:table-row>
        <table:table-row table:style-name="ro2">
          <table:table-cell office:value-type="string" calcext:value-type="string">
            <text:p>32 Ourense</text:p>
          </table:table-cell>
          <table:table-cell office:value-type="float" office:value="318391" calcext:value-type="float">
            <text:p>318391</text:p>
          </table:table-cell>
          <table:table-cell office:value-type="float" office:value="322293" calcext:value-type="float">
            <text:p>322293</text:p>
          </table:table-cell>
          <table:table-cell office:value-type="float" office:value="326724" calcext:value-type="float">
            <text:p>326724</text:p>
          </table:table-cell>
          <table:table-cell office:value-type="float" office:value="330257" calcext:value-type="float">
            <text:p>330257</text:p>
          </table:table-cell>
          <table:table-cell office:value-type="float" office:value="333257" calcext:value-type="float">
            <text:p>333257</text:p>
          </table:table-cell>
          <table:table-cell office:value-type="float" office:value="335219" calcext:value-type="float">
            <text:p>335219</text:p>
          </table:table-cell>
          <table:table-cell office:value-type="float" office:value="335642" calcext:value-type="float">
            <text:p>335642</text:p>
          </table:table-cell>
          <table:table-cell office:value-type="float" office:value="336099" calcext:value-type="float">
            <text:p>336099</text:p>
          </table:table-cell>
          <table:table-cell office:value-type="float" office:value="336926" calcext:value-type="float">
            <text:p>336926</text:p>
          </table:table-cell>
          <table:table-cell office:value-type="float" office:value="338671" calcext:value-type="float">
            <text:p>338671</text:p>
          </table:table-cell>
          <table:table-cell office:value-type="float" office:value="339555" calcext:value-type="float">
            <text:p>339555</text:p>
          </table:table-cell>
          <table:table-cell office:value-type="float" office:value="340258" calcext:value-type="float">
            <text:p>340258</text:p>
          </table:table-cell>
          <table:table-cell office:value-type="float" office:value="342213" calcext:value-type="float">
            <text:p>342213</text:p>
          </table:table-cell>
          <table:table-cell office:value-type="float" office:value="343768" calcext:value-type="float">
            <text:p>343768</text:p>
          </table:table-cell>
          <table:table-cell office:value-type="float" office:value="344623" calcext:value-type="float">
            <text:p>344623</text:p>
          </table:table-cell>
          <table:table-cell office:value-type="float" office:value="345241" calcext:value-type="float">
            <text:p>345241</text:p>
          </table:table-cell>
          <table:table-cell table:number-columns-repeated="73"/>
        </table:table-row>
        <table:table-row table:style-name="ro2">
          <table:table-cell office:value-type="string" calcext:value-type="string">
            <text:p>34 Palencia</text:p>
          </table:table-cell>
          <table:table-cell office:value-type="float" office:value="166035" calcext:value-type="float">
            <text:p>166035</text:p>
          </table:table-cell>
          <table:table-cell office:value-type="float" office:value="167609" calcext:value-type="float">
            <text:p>167609</text:p>
          </table:table-cell>
          <table:table-cell office:value-type="float" office:value="168955" calcext:value-type="float">
            <text:p>168955</text:p>
          </table:table-cell>
          <table:table-cell office:value-type="float" office:value="170713" calcext:value-type="float">
            <text:p>170713</text:p>
          </table:table-cell>
          <table:table-cell office:value-type="float" office:value="171668" calcext:value-type="float">
            <text:p>171668</text:p>
          </table:table-cell>
          <table:table-cell office:value-type="float" office:value="172510" calcext:value-type="float">
            <text:p>172510</text:p>
          </table:table-cell>
          <table:table-cell office:value-type="float" office:value="173306" calcext:value-type="float">
            <text:p>173306</text:p>
          </table:table-cell>
          <table:table-cell office:value-type="float" office:value="173454" calcext:value-type="float">
            <text:p>173454</text:p>
          </table:table-cell>
          <table:table-cell office:value-type="float" office:value="173281" calcext:value-type="float">
            <text:p>173281</text:p>
          </table:table-cell>
          <table:table-cell office:value-type="float" office:value="173153" calcext:value-type="float">
            <text:p>173153</text:p>
          </table:table-cell>
          <table:table-cell office:value-type="float" office:value="173471" calcext:value-type="float">
            <text:p>173471</text:p>
          </table:table-cell>
          <table:table-cell office:value-type="float" office:value="173990" calcext:value-type="float">
            <text:p>173990</text:p>
          </table:table-cell>
          <table:table-cell office:value-type="float" office:value="175047" calcext:value-type="float">
            <text:p>175047</text:p>
          </table:table-cell>
          <table:table-cell office:value-type="float" office:value="176125" calcext:value-type="float">
            <text:p>176125</text:p>
          </table:table-cell>
          <table:table-cell office:value-type="float" office:value="177345" calcext:value-type="float">
            <text:p>177345</text:p>
          </table:table-cell>
          <table:table-cell office:value-type="float" office:value="178316" calcext:value-type="float">
            <text:p>178316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35 Palmas, Las</text:p>
          </table:table-cell>
          <table:table-cell office:value-type="float" office:value="1098406" calcext:value-type="float">
            <text:p>1098406</text:p>
          </table:table-cell>
          <table:table-cell office:value-type="float" office:value="1100027" calcext:value-type="float">
            <text:p>1100027</text:p>
          </table:table-cell>
          <table:table-cell office:value-type="float" office:value="1103850" calcext:value-type="float">
            <text:p>1103850</text:p>
          </table:table-cell>
          <table:table-cell office:value-type="float" office:value="1100813" calcext:value-type="float">
            <text:p>1100813</text:p>
          </table:table-cell>
          <table:table-cell office:value-type="float" office:value="1096980" calcext:value-type="float">
            <text:p>1096980</text:p>
          </table:table-cell>
          <table:table-cell office:value-type="float" office:value="1090605" calcext:value-type="float">
            <text:p>1090605</text:p>
          </table:table-cell>
          <table:table-cell office:value-type="float" office:value="1083502" calcext:value-type="float">
            <text:p>1083502</text:p>
          </table:table-cell>
          <table:table-cell office:value-type="float" office:value="1070032" calcext:value-type="float">
            <text:p>1070032</text:p>
          </table:table-cell>
          <table:table-cell office:value-type="float" office:value="1042131" calcext:value-type="float">
            <text:p>1042131</text:p>
          </table:table-cell>
          <table:table-cell office:value-type="float" office:value="1024186" calcext:value-type="float">
            <text:p>1024186</text:p>
          </table:table-cell>
          <table:table-cell office:value-type="float" office:value="1011928" calcext:value-type="float">
            <text:p>1011928</text:p>
          </table:table-cell>
          <table:table-cell office:value-type="float" office:value="987128" calcext:value-type="float">
            <text:p>987128</text:p>
          </table:table-cell>
          <table:table-cell office:value-type="float" office:value="979606" calcext:value-type="float">
            <text:p>979606</text:p>
          </table:table-cell>
          <table:table-cell office:value-type="float" office:value="951037" calcext:value-type="float">
            <text:p>951037</text:p>
          </table:table-cell>
          <table:table-cell office:value-type="float" office:value="924558" calcext:value-type="float">
            <text:p>924558</text:p>
          </table:table-cell>
          <table:table-cell office:value-type="float" office:value="897595" calcext:value-type="float">
            <text:p>897595</text:p>
          </table:table-cell>
          <table:table-cell table:number-columns-repeated="73"/>
        </table:table-row>
        <table:table-row table:style-name="ro2">
          <table:table-cell office:value-type="string" calcext:value-type="string">
            <text:p>36 Pontevedra</text:p>
          </table:table-cell>
          <table:table-cell office:value-type="float" office:value="947374" calcext:value-type="float">
            <text:p>947374</text:p>
          </table:table-cell>
          <table:table-cell office:value-type="float" office:value="950919" calcext:value-type="float">
            <text:p>950919</text:p>
          </table:table-cell>
          <table:table-cell office:value-type="float" office:value="955050" calcext:value-type="float">
            <text:p>955050</text:p>
          </table:table-cell>
          <table:table-cell office:value-type="float" office:value="958428" calcext:value-type="float">
            <text:p>958428</text:p>
          </table:table-cell>
          <table:table-cell office:value-type="float" office:value="963511" calcext:value-type="float">
            <text:p>963511</text:p>
          </table:table-cell>
          <table:table-cell office:value-type="float" office:value="962472" calcext:value-type="float">
            <text:p>962472</text:p>
          </table:table-cell>
          <table:table-cell office:value-type="float" office:value="959764" calcext:value-type="float">
            <text:p>959764</text:p>
          </table:table-cell>
          <table:table-cell office:value-type="float" office:value="953400" calcext:value-type="float">
            <text:p>953400</text:p>
          </table:table-cell>
          <table:table-cell office:value-type="float" office:value="947639" calcext:value-type="float">
            <text:p>947639</text:p>
          </table:table-cell>
          <table:table-cell office:value-type="float" office:value="943117" calcext:value-type="float">
            <text:p>943117</text:p>
          </table:table-cell>
          <table:table-cell office:value-type="float" office:value="938311" calcext:value-type="float">
            <text:p>938311</text:p>
          </table:table-cell>
          <table:table-cell office:value-type="float" office:value="930931" calcext:value-type="float">
            <text:p>930931</text:p>
          </table:table-cell>
          <table:table-cell office:value-type="float" office:value="927555" calcext:value-type="float">
            <text:p>927555</text:p>
          </table:table-cell>
          <table:table-cell office:value-type="float" office:value="919934" calcext:value-type="float">
            <text:p>919934</text:p>
          </table:table-cell>
          <table:table-cell office:value-type="float" office:value="916176" calcext:value-type="float">
            <text:p>916176</text:p>
          </table:table-cell>
          <table:table-cell office:value-type="float" office:value="912621" calcext:value-type="float">
            <text:p>912621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26 Rioja, La</text:p>
          </table:table-cell>
          <table:table-cell office:value-type="float" office:value="317053" calcext:value-type="float">
            <text:p>317053</text:p>
          </table:table-cell>
          <table:table-cell office:value-type="float" office:value="319002" calcext:value-type="float">
            <text:p>319002</text:p>
          </table:table-cell>
          <table:table-cell office:value-type="float" office:value="322027" calcext:value-type="float">
            <text:p>322027</text:p>
          </table:table-cell>
          <table:table-cell office:value-type="float" office:value="323609" calcext:value-type="float">
            <text:p>323609</text:p>
          </table:table-cell>
          <table:table-cell office:value-type="float" office:value="322955" calcext:value-type="float">
            <text:p>322955</text:p>
          </table:table-cell>
          <table:table-cell office:value-type="float" office:value="322415" calcext:value-type="float">
            <text:p>322415</text:p>
          </table:table-cell>
          <table:table-cell office:value-type="float" office:value="321702" calcext:value-type="float">
            <text:p>321702</text:p>
          </table:table-cell>
          <table:table-cell office:value-type="float" office:value="317501" calcext:value-type="float">
            <text:p>317501</text:p>
          </table:table-cell>
          <table:table-cell office:value-type="float" office:value="308968" calcext:value-type="float">
            <text:p>308968</text:p>
          </table:table-cell>
          <table:table-cell office:value-type="float" office:value="306377" calcext:value-type="float">
            <text:p>306377</text:p>
          </table:table-cell>
          <table:table-cell office:value-type="float" office:value="301084" calcext:value-type="float">
            <text:p>301084</text:p>
          </table:table-cell>
          <table:table-cell office:value-type="float" office:value="293553" calcext:value-type="float">
            <text:p>293553</text:p>
          </table:table-cell>
          <table:table-cell office:value-type="float" office:value="287390" calcext:value-type="float">
            <text:p>287390</text:p>
          </table:table-cell>
          <table:table-cell office:value-type="float" office:value="281614" calcext:value-type="float">
            <text:p>281614</text:p>
          </table:table-cell>
          <table:table-cell office:value-type="float" office:value="270400" calcext:value-type="float">
            <text:p>270400</text:p>
          </table:table-cell>
          <table:table-cell office:value-type="float" office:value="264178" calcext:value-type="float">
            <text:p>264178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37 Salamanca</text:p>
          </table:table-cell>
          <table:table-cell office:value-type="float" office:value="339395" calcext:value-type="float">
            <text:p>339395</text:p>
          </table:table-cell>
          <table:table-cell office:value-type="float" office:value="342459" calcext:value-type="float">
            <text:p>342459</text:p>
          </table:table-cell>
          <table:table-cell office:value-type="float" office:value="345548" calcext:value-type="float">
            <text:p>345548</text:p>
          </table:table-cell>
          <table:table-cell office:value-type="float" office:value="350564" calcext:value-type="float">
            <text:p>350564</text:p>
          </table:table-cell>
          <table:table-cell office:value-type="float" office:value="352986" calcext:value-type="float">
            <text:p>352986</text:p>
          </table:table-cell>
          <table:table-cell office:value-type="float" office:value="353619" calcext:value-type="float">
            <text:p>353619</text:p>
          </table:table-cell>
          <table:table-cell office:value-type="float" office:value="354608" calcext:value-type="float">
            <text:p>354608</text:p>
          </table:table-cell>
          <table:table-cell office:value-type="float" office:value="353404" calcext:value-type="float">
            <text:p>353404</text:p>
          </table:table-cell>
          <table:table-cell office:value-type="float" office:value="351326" calcext:value-type="float">
            <text:p>351326</text:p>
          </table:table-cell>
          <table:table-cell office:value-type="float" office:value="353110" calcext:value-type="float">
            <text:p>353110</text:p>
          </table:table-cell>
          <table:table-cell office:value-type="float" office:value="352414" calcext:value-type="float">
            <text:p>352414</text:p>
          </table:table-cell>
          <table:table-cell office:value-type="float" office:value="350984" calcext:value-type="float">
            <text:p>350984</text:p>
          </table:table-cell>
          <table:table-cell office:value-type="float" office:value="348271" calcext:value-type="float">
            <text:p>348271</text:p>
          </table:table-cell>
          <table:table-cell office:value-type="float" office:value="347120" calcext:value-type="float">
            <text:p>347120</text:p>
          </table:table-cell>
          <table:table-cell office:value-type="float" office:value="350209" calcext:value-type="float">
            <text:p>350209</text:p>
          </table:table-cell>
          <table:table-cell office:value-type="float" office:value="349733" calcext:value-type="float">
            <text:p>349733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38 Santa Cruz de Tenerife</text:p>
          </table:table-cell>
          <table:table-cell office:value-type="float" office:value="1001900" calcext:value-type="float">
            <text:p>1001900</text:p>
          </table:table-cell>
          <table:table-cell office:value-type="float" office:value="1004788" calcext:value-type="float">
            <text:p>1004788</text:p>
          </table:table-cell>
          <table:table-cell office:value-type="float" office:value="1014829" calcext:value-type="float">
            <text:p>1014829</text:p>
          </table:table-cell>
          <table:table-cell office:value-type="float" office:value="1017531" calcext:value-type="float">
            <text:p>1017531</text:p>
          </table:table-cell>
          <table:table-cell office:value-type="float" office:value="1029789" calcext:value-type="float">
            <text:p>1029789</text:p>
          </table:table-cell>
          <table:table-cell office:value-type="float" office:value="1027914" calcext:value-type="float">
            <text:p>1027914</text:p>
          </table:table-cell>
          <table:table-cell office:value-type="float" office:value="1020490" calcext:value-type="float">
            <text:p>1020490</text:p>
          </table:table-cell>
          <table:table-cell office:value-type="float" office:value="1005936" calcext:value-type="float">
            <text:p>1005936</text:p>
          </table:table-cell>
          <table:table-cell office:value-type="float" office:value="983820" calcext:value-type="float">
            <text:p>983820</text:p>
          </table:table-cell>
          <table:table-cell office:value-type="float" office:value="971647" calcext:value-type="float">
            <text:p>971647</text:p>
          </table:table-cell>
          <table:table-cell office:value-type="float" office:value="956352" calcext:value-type="float">
            <text:p>956352</text:p>
          </table:table-cell>
          <table:table-cell office:value-type="float" office:value="928412" calcext:value-type="float">
            <text:p>928412</text:p>
          </table:table-cell>
          <table:table-cell office:value-type="float" office:value="915262" calcext:value-type="float">
            <text:p>915262</text:p>
          </table:table-cell>
          <table:table-cell office:value-type="float" office:value="892718" calcext:value-type="float">
            <text:p>892718</text:p>
          </table:table-cell>
          <table:table-cell office:value-type="float" office:value="856808" calcext:value-type="float">
            <text:p>856808</text:p>
          </table:table-cell>
          <table:table-cell office:value-type="float" office:value="818681" calcext:value-type="float">
            <text:p>818681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40 Segovia</text:p>
          </table:table-cell>
          <table:table-cell office:value-type="float" office:value="157570" calcext:value-type="float">
            <text:p>157570</text:p>
          </table:table-cell>
          <table:table-cell office:value-type="float" office:value="159303" calcext:value-type="float">
            <text:p>159303</text:p>
          </table:table-cell>
          <table:table-cell office:value-type="float" office:value="161702" calcext:value-type="float">
            <text:p>161702</text:p>
          </table:table-cell>
          <table:table-cell office:value-type="float" office:value="163701" calcext:value-type="float">
            <text:p>163701</text:p>
          </table:table-cell>
          <table:table-cell office:value-type="float" office:value="164169" calcext:value-type="float">
            <text:p>164169</text:p>
          </table:table-cell>
          <table:table-cell office:value-type="float" office:value="164268" calcext:value-type="float">
            <text:p>164268</text:p>
          </table:table-cell>
          <table:table-cell office:value-type="float" office:value="164854" calcext:value-type="float">
            <text:p>164854</text:p>
          </table:table-cell>
          <table:table-cell office:value-type="float" office:value="163899" calcext:value-type="float">
            <text:p>163899</text:p>
          </table:table-cell>
          <table:table-cell office:value-type="float" office:value="159322" calcext:value-type="float">
            <text:p>159322</text:p>
          </table:table-cell>
          <table:table-cell office:value-type="float" office:value="156598" calcext:value-type="float">
            <text:p>156598</text:p>
          </table:table-cell>
          <table:table-cell office:value-type="float" office:value="155517" calcext:value-type="float">
            <text:p>155517</text:p>
          </table:table-cell>
          <table:table-cell office:value-type="float" office:value="152640" calcext:value-type="float">
            <text:p>152640</text:p>
          </table:table-cell>
          <table:table-cell office:value-type="float" office:value="150701" calcext:value-type="float">
            <text:p>150701</text:p>
          </table:table-cell>
          <table:table-cell office:value-type="float" office:value="149286" calcext:value-type="float">
            <text:p>149286</text:p>
          </table:table-cell>
          <table:table-cell office:value-type="float" office:value="147028" calcext:value-type="float">
            <text:p>147028</text:p>
          </table:table-cell>
          <table:table-cell office:value-type="float" office:value="146613" calcext:value-type="float">
            <text:p>146613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41 Sevilla</text:p>
          </table:table-cell>
          <table:table-cell office:value-type="float" office:value="1941480" calcext:value-type="float">
            <text:p>1941480</text:p>
          </table:table-cell>
          <table:table-cell office:value-type="float" office:value="1941355" calcext:value-type="float">
            <text:p>1941355</text:p>
          </table:table-cell>
          <table:table-cell office:value-type="float" office:value="1942155" calcext:value-type="float">
            <text:p>1942155</text:p>
          </table:table-cell>
          <table:table-cell office:value-type="float" office:value="1938974" calcext:value-type="float">
            <text:p>1938974</text:p>
          </table:table-cell>
          <table:table-cell office:value-type="float" office:value="1928962" calcext:value-type="float">
            <text:p>1928962</text:p>
          </table:table-cell>
          <table:table-cell office:value-type="float" office:value="1917097" calcext:value-type="float">
            <text:p>1917097</text:p>
          </table:table-cell>
          <table:table-cell office:value-type="float" office:value="1900224" calcext:value-type="float">
            <text:p>1900224</text:p>
          </table:table-cell>
          <table:table-cell office:value-type="float" office:value="1875462" calcext:value-type="float">
            <text:p>1875462</text:p>
          </table:table-cell>
          <table:table-cell office:value-type="float" office:value="1849268" calcext:value-type="float">
            <text:p>1849268</text:p>
          </table:table-cell>
          <table:table-cell office:value-type="float" office:value="1835077" calcext:value-type="float">
            <text:p>1835077</text:p>
          </table:table-cell>
          <table:table-cell office:value-type="float" office:value="1813908" calcext:value-type="float">
            <text:p>1813908</text:p>
          </table:table-cell>
          <table:table-cell office:value-type="float" office:value="1792420" calcext:value-type="float">
            <text:p>1792420</text:p>
          </table:table-cell>
          <table:table-cell office:value-type="float" office:value="1782862" calcext:value-type="float">
            <text:p>1782862</text:p>
          </table:table-cell>
          <table:table-cell office:value-type="float" office:value="1758720" calcext:value-type="float">
            <text:p>1758720</text:p>
          </table:table-cell>
          <table:table-cell office:value-type="float" office:value="1747441" calcext:value-type="float">
            <text:p>1747441</text:p>
          </table:table-cell>
          <table:table-cell office:value-type="float" office:value="1734917" calcext:value-type="float">
            <text:p>1734917</text:p>
          </table:table-cell>
          <table:table-cell table:number-columns-repeated="73"/>
        </table:table-row>
        <table:table-row table:style-name="ro2">
          <table:table-cell office:value-type="string" calcext:value-type="string">
            <text:p>42 Soria</text:p>
          </table:table-cell>
          <table:table-cell office:value-type="float" office:value="91006" calcext:value-type="float">
            <text:p>91006</text:p>
          </table:table-cell>
          <table:table-cell office:value-type="float" office:value="92221" calcext:value-type="float">
            <text:p>92221</text:p>
          </table:table-cell>
          <table:table-cell office:value-type="float" office:value="93291" calcext:value-type="float">
            <text:p>93291</text:p>
          </table:table-cell>
          <table:table-cell office:value-type="float" office:value="94522" calcext:value-type="float">
            <text:p>94522</text:p>
          </table:table-cell>
          <table:table-cell office:value-type="float" office:value="95223" calcext:value-type="float">
            <text:p>95223</text:p>
          </table:table-cell>
          <table:table-cell office:value-type="float" office:value="95258" calcext:value-type="float">
            <text:p>95258</text:p>
          </table:table-cell>
          <table:table-cell office:value-type="float" office:value="95101" calcext:value-type="float">
            <text:p>95101</text:p>
          </table:table-cell>
          <table:table-cell office:value-type="float" office:value="94646" calcext:value-type="float">
            <text:p>94646</text:p>
          </table:table-cell>
          <table:table-cell office:value-type="float" office:value="93593" calcext:value-type="float">
            <text:p>93593</text:p>
          </table:table-cell>
          <table:table-cell office:value-type="float" office:value="93503" calcext:value-type="float">
            <text:p>93503</text:p>
          </table:table-cell>
          <table:table-cell office:value-type="float" office:value="92773" calcext:value-type="float">
            <text:p>92773</text:p>
          </table:table-cell>
          <table:table-cell office:value-type="float" office:value="91652" calcext:value-type="float">
            <text:p>91652</text:p>
          </table:table-cell>
          <table:table-cell office:value-type="float" office:value="90954" calcext:value-type="float">
            <text:p>90954</text:p>
          </table:table-cell>
          <table:table-cell office:value-type="float" office:value="91487" calcext:value-type="float">
            <text:p>91487</text:p>
          </table:table-cell>
          <table:table-cell office:value-type="float" office:value="91314" calcext:value-type="float">
            <text:p>91314</text:p>
          </table:table-cell>
          <table:table-cell office:value-type="float" office:value="90911" calcext:value-type="float">
            <text:p>90911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43 Tarragona</text:p>
          </table:table-cell>
          <table:table-cell office:value-type="float" office:value="795101" calcext:value-type="float">
            <text:p>795101</text:p>
          </table:table-cell>
          <table:table-cell office:value-type="float" office:value="800962" calcext:value-type="float">
            <text:p>800962</text:p>
          </table:table-cell>
          <table:table-cell office:value-type="float" office:value="810178" calcext:value-type="float">
            <text:p>810178</text:p>
          </table:table-cell>
          <table:table-cell office:value-type="float" office:value="814199" calcext:value-type="float">
            <text:p>814199</text:p>
          </table:table-cell>
          <table:table-cell office:value-type="float" office:value="811401" calcext:value-type="float">
            <text:p>811401</text:p>
          </table:table-cell>
          <table:table-cell office:value-type="float" office:value="808420" calcext:value-type="float">
            <text:p>808420</text:p>
          </table:table-cell>
          <table:table-cell office:value-type="float" office:value="803301" calcext:value-type="float">
            <text:p>803301</text:p>
          </table:table-cell>
          <table:table-cell office:value-type="float" office:value="788895" calcext:value-type="float">
            <text:p>788895</text:p>
          </table:table-cell>
          <table:table-cell office:value-type="float" office:value="757795" calcext:value-type="float">
            <text:p>757795</text:p>
          </table:table-cell>
          <table:table-cell office:value-type="float" office:value="730466" calcext:value-type="float">
            <text:p>730466</text:p>
          </table:table-cell>
          <table:table-cell office:value-type="float" office:value="704907" calcext:value-type="float">
            <text:p>704907</text:p>
          </table:table-cell>
          <table:table-cell office:value-type="float" office:value="674144" calcext:value-type="float">
            <text:p>674144</text:p>
          </table:table-cell>
          <table:table-cell office:value-type="float" office:value="654149" calcext:value-type="float">
            <text:p>654149</text:p>
          </table:table-cell>
          <table:table-cell office:value-type="float" office:value="631156" calcext:value-type="float">
            <text:p>631156</text:p>
          </table:table-cell>
          <table:table-cell office:value-type="float" office:value="612086" calcext:value-type="float">
            <text:p>612086</text:p>
          </table:table-cell>
          <table:table-cell office:value-type="float" office:value="598533" calcext:value-type="float">
            <text:p>598533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44 Teruel</text:p>
          </table:table-cell>
          <table:table-cell office:value-type="float" office:value="138932" calcext:value-type="float">
            <text:p>138932</text:p>
          </table:table-cell>
          <table:table-cell office:value-type="float" office:value="140365" calcext:value-type="float">
            <text:p>140365</text:p>
          </table:table-cell>
          <table:table-cell office:value-type="float" office:value="142183" calcext:value-type="float">
            <text:p>142183</text:p>
          </table:table-cell>
          <table:table-cell office:value-type="float" office:value="143728" calcext:value-type="float">
            <text:p>143728</text:p>
          </table:table-cell>
          <table:table-cell office:value-type="float" office:value="144607" calcext:value-type="float">
            <text:p>144607</text:p>
          </table:table-cell>
          <table:table-cell office:value-type="float" office:value="145277" calcext:value-type="float">
            <text:p>145277</text:p>
          </table:table-cell>
          <table:table-cell office:value-type="float" office:value="146751" calcext:value-type="float">
            <text:p>146751</text:p>
          </table:table-cell>
          <table:table-cell office:value-type="float" office:value="146324" calcext:value-type="float">
            <text:p>146324</text:p>
          </table:table-cell>
          <table:table-cell office:value-type="float" office:value="144046" calcext:value-type="float">
            <text:p>144046</text:p>
          </table:table-cell>
          <table:table-cell office:value-type="float" office:value="142160" calcext:value-type="float">
            <text:p>142160</text:p>
          </table:table-cell>
          <table:table-cell office:value-type="float" office:value="141091" calcext:value-type="float">
            <text:p>141091</text:p>
          </table:table-cell>
          <table:table-cell office:value-type="float" office:value="139333" calcext:value-type="float">
            <text:p>139333</text:p>
          </table:table-cell>
          <table:table-cell office:value-type="float" office:value="138686" calcext:value-type="float">
            <text:p>138686</text:p>
          </table:table-cell>
          <table:table-cell office:value-type="float" office:value="137342" calcext:value-type="float">
            <text:p>137342</text:p>
          </table:table-cell>
          <table:table-cell office:value-type="float" office:value="136233" calcext:value-type="float">
            <text:p>136233</text:p>
          </table:table-cell>
          <table:table-cell office:value-type="float" office:value="136473" calcext:value-type="float">
            <text:p>136473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45 Toledo</text:p>
          </table:table-cell>
          <table:table-cell office:value-type="float" office:value="693371" calcext:value-type="float">
            <text:p>693371</text:p>
          </table:table-cell>
          <table:table-cell office:value-type="float" office:value="699136" calcext:value-type="float">
            <text:p>699136</text:p>
          </table:table-cell>
          <table:table-cell office:value-type="float" office:value="706407" calcext:value-type="float">
            <text:p>706407</text:p>
          </table:table-cell>
          <table:table-cell office:value-type="float" office:value="711228" calcext:value-type="float">
            <text:p>711228</text:p>
          </table:table-cell>
          <table:table-cell office:value-type="float" office:value="707242" calcext:value-type="float">
            <text:p>707242</text:p>
          </table:table-cell>
          <table:table-cell office:value-type="float" office:value="697959" calcext:value-type="float">
            <text:p>697959</text:p>
          </table:table-cell>
          <table:table-cell office:value-type="float" office:value="689635" calcext:value-type="float">
            <text:p>689635</text:p>
          </table:table-cell>
          <table:table-cell office:value-type="float" office:value="670203" calcext:value-type="float">
            <text:p>670203</text:p>
          </table:table-cell>
          <table:table-cell office:value-type="float" office:value="639621" calcext:value-type="float">
            <text:p>639621</text:p>
          </table:table-cell>
          <table:table-cell office:value-type="float" office:value="615618" calcext:value-type="float">
            <text:p>615618</text:p>
          </table:table-cell>
          <table:table-cell office:value-type="float" office:value="598256" calcext:value-type="float">
            <text:p>598256</text:p>
          </table:table-cell>
          <table:table-cell office:value-type="float" office:value="578060" calcext:value-type="float">
            <text:p>578060</text:p>
          </table:table-cell>
          <table:table-cell office:value-type="float" office:value="563099" calcext:value-type="float">
            <text:p>563099</text:p>
          </table:table-cell>
          <table:table-cell office:value-type="float" office:value="546538" calcext:value-type="float">
            <text:p>546538</text:p>
          </table:table-cell>
          <table:table-cell office:value-type="float" office:value="536131" calcext:value-type="float">
            <text:p>536131</text:p>
          </table:table-cell>
          <table:table-cell office:value-type="float" office:value="527965" calcext:value-type="float">
            <text:p>527965</text:p>
          </table:table-cell>
          <table:table-cell table:number-columns-repeated="73"/>
        </table:table-row>
        <table:table-row table:style-name="ro2">
          <table:table-cell office:value-type="string" calcext:value-type="string">
            <text:p>46 Valencia/València</text:p>
          </table:table-cell>
          <table:table-cell office:value-type="float" office:value="2543315" calcext:value-type="float">
            <text:p>2543315</text:p>
          </table:table-cell>
          <table:table-cell office:value-type="float" office:value="2548898" calcext:value-type="float">
            <text:p>2548898</text:p>
          </table:table-cell>
          <table:table-cell office:value-type="float" office:value="2566474" calcext:value-type="float">
            <text:p>2566474</text:p>
          </table:table-cell>
          <table:table-cell office:value-type="float" office:value="2580792" calcext:value-type="float">
            <text:p>2580792</text:p>
          </table:table-cell>
          <table:table-cell office:value-type="float" office:value="2578719" calcext:value-type="float">
            <text:p>2578719</text:p>
          </table:table-cell>
          <table:table-cell office:value-type="float" office:value="2581147" calcext:value-type="float">
            <text:p>2581147</text:p>
          </table:table-cell>
          <table:table-cell office:value-type="float" office:value="2575362" calcext:value-type="float">
            <text:p>2575362</text:p>
          </table:table-cell>
          <table:table-cell office:value-type="float" office:value="2543209" calcext:value-type="float">
            <text:p>2543209</text:p>
          </table:table-cell>
          <table:table-cell office:value-type="float" office:value="2486483" calcext:value-type="float">
            <text:p>2486483</text:p>
          </table:table-cell>
          <table:table-cell office:value-type="float" office:value="2463592" calcext:value-type="float">
            <text:p>2463592</text:p>
          </table:table-cell>
          <table:table-cell office:value-type="float" office:value="2416628" calcext:value-type="float">
            <text:p>2416628</text:p>
          </table:table-cell>
          <table:table-cell office:value-type="float" office:value="2358919" calcext:value-type="float">
            <text:p>2358919</text:p>
          </table:table-cell>
          <table:table-cell office:value-type="float" office:value="2320297" calcext:value-type="float">
            <text:p>2320297</text:p>
          </table:table-cell>
          <table:table-cell office:value-type="float" office:value="2267503" calcext:value-type="float">
            <text:p>2267503</text:p>
          </table:table-cell>
          <table:table-cell office:value-type="float" office:value="2227170" calcext:value-type="float">
            <text:p>2227170</text:p>
          </table:table-cell>
          <table:table-cell office:value-type="float" office:value="2201200" calcext:value-type="float">
            <text:p>2201200</text:p>
          </table:table-cell>
          <table:table-cell table:number-columns-repeated="73"/>
        </table:table-row>
        <table:table-row table:style-name="ro2">
          <table:table-cell office:value-type="string" calcext:value-type="string">
            <text:p>47 Valladolid</text:p>
          </table:table-cell>
          <table:table-cell office:value-type="float" office:value="526288" calcext:value-type="float">
            <text:p>526288</text:p>
          </table:table-cell>
          <table:table-cell office:value-type="float" office:value="529157" calcext:value-type="float">
            <text:p>529157</text:p>
          </table:table-cell>
          <table:table-cell office:value-type="float" office:value="532284" calcext:value-type="float">
            <text:p>532284</text:p>
          </table:table-cell>
          <table:table-cell office:value-type="float" office:value="534280" calcext:value-type="float">
            <text:p>534280</text:p>
          </table:table-cell>
          <table:table-cell office:value-type="float" office:value="534874" calcext:value-type="float">
            <text:p>534874</text:p>
          </table:table-cell>
          <table:table-cell office:value-type="float" office:value="533640" calcext:value-type="float">
            <text:p>533640</text:p>
          </table:table-cell>
          <table:table-cell office:value-type="float" office:value="532575" calcext:value-type="float">
            <text:p>532575</text:p>
          </table:table-cell>
          <table:table-cell office:value-type="float" office:value="529019" calcext:value-type="float">
            <text:p>529019</text:p>
          </table:table-cell>
          <table:table-cell office:value-type="float" office:value="521661" calcext:value-type="float">
            <text:p>521661</text:p>
          </table:table-cell>
          <table:table-cell office:value-type="float" office:value="519249" calcext:value-type="float">
            <text:p>519249</text:p>
          </table:table-cell>
          <table:table-cell office:value-type="float" office:value="514674" calcext:value-type="float">
            <text:p>514674</text:p>
          </table:table-cell>
          <table:table-cell office:value-type="float" office:value="510863" calcext:value-type="float">
            <text:p>510863</text:p>
          </table:table-cell>
          <table:table-cell office:value-type="float" office:value="506302" calcext:value-type="float">
            <text:p>506302</text:p>
          </table:table-cell>
          <table:table-cell office:value-type="float" office:value="501157" calcext:value-type="float">
            <text:p>501157</text:p>
          </table:table-cell>
          <table:table-cell office:value-type="float" office:value="497961" calcext:value-type="float">
            <text:p>497961</text:p>
          </table:table-cell>
          <table:table-cell office:value-type="float" office:value="495690" calcext:value-type="float">
            <text:p>495690</text:p>
          </table:table-cell>
          <table:table-cell table:number-columns-repeated="73"/>
        </table:table-row>
        <table:table-row table:style-name="ro2">
          <table:table-cell office:value-type="string" calcext:value-type="string">
            <text:p>49 Zamora</text:p>
          </table:table-cell>
          <table:table-cell office:value-type="float" office:value="183436" calcext:value-type="float">
            <text:p>183436</text:p>
          </table:table-cell>
          <table:table-cell office:value-type="float" office:value="185432" calcext:value-type="float">
            <text:p>185432</text:p>
          </table:table-cell>
          <table:table-cell office:value-type="float" office:value="188270" calcext:value-type="float">
            <text:p>188270</text:p>
          </table:table-cell>
          <table:table-cell office:value-type="float" office:value="191612" calcext:value-type="float">
            <text:p>191612</text:p>
          </table:table-cell>
          <table:table-cell office:value-type="float" office:value="193383" calcext:value-type="float">
            <text:p>193383</text:p>
          </table:table-cell>
          <table:table-cell office:value-type="float" office:value="194214" calcext:value-type="float">
            <text:p>194214</text:p>
          </table:table-cell>
          <table:table-cell office:value-type="float" office:value="195665" calcext:value-type="float">
            <text:p>195665</text:p>
          </table:table-cell>
          <table:table-cell office:value-type="float" office:value="197221" calcext:value-type="float">
            <text:p>197221</text:p>
          </table:table-cell>
          <table:table-cell office:value-type="float" office:value="197237" calcext:value-type="float">
            <text:p>197237</text:p>
          </table:table-cell>
          <table:table-cell office:value-type="float" office:value="197492" calcext:value-type="float">
            <text:p>197492</text:p>
          </table:table-cell>
          <table:table-cell office:value-type="float" office:value="198045" calcext:value-type="float">
            <text:p>198045</text:p>
          </table:table-cell>
          <table:table-cell office:value-type="float" office:value="198524" calcext:value-type="float">
            <text:p>198524</text:p>
          </table:table-cell>
          <table:table-cell office:value-type="float" office:value="199688" calcext:value-type="float">
            <text:p>199688</text:p>
          </table:table-cell>
          <table:table-cell office:value-type="float" office:value="200678" calcext:value-type="float">
            <text:p>200678</text:p>
          </table:table-cell>
          <table:table-cell office:value-type="float" office:value="202356" calcext:value-type="float">
            <text:p>202356</text:p>
          </table:table-cell>
          <table:table-cell office:value-type="float" office:value="203469" calcext:value-type="float">
            <text:p>203469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50 Zaragoza</text:p>
          </table:table-cell>
          <table:table-cell office:value-type="float" office:value="956006" calcext:value-type="float">
            <text:p>956006</text:p>
          </table:table-cell>
          <table:table-cell office:value-type="float" office:value="960111" calcext:value-type="float">
            <text:p>960111</text:p>
          </table:table-cell>
          <table:table-cell office:value-type="float" office:value="978638" calcext:value-type="float">
            <text:p>978638</text:p>
          </table:table-cell>
          <table:table-cell office:value-type="float" office:value="978130" calcext:value-type="float">
            <text:p>978130</text:p>
          </table:table-cell>
          <table:table-cell office:value-type="float" office:value="973325" calcext:value-type="float">
            <text:p>973325</text:p>
          </table:table-cell>
          <table:table-cell office:value-type="float" office:value="973252" calcext:value-type="float">
            <text:p>973252</text:p>
          </table:table-cell>
          <table:table-cell office:value-type="float" office:value="970313" calcext:value-type="float">
            <text:p>970313</text:p>
          </table:table-cell>
          <table:table-cell office:value-type="float" office:value="955323" calcext:value-type="float">
            <text:p>955323</text:p>
          </table:table-cell>
          <table:table-cell office:value-type="float" office:value="932502" calcext:value-type="float">
            <text:p>932502</text:p>
          </table:table-cell>
          <table:table-cell office:value-type="float" office:value="917288" calcext:value-type="float">
            <text:p>917288</text:p>
          </table:table-cell>
          <table:table-cell office:value-type="float" office:value="912072" calcext:value-type="float">
            <text:p>912072</text:p>
          </table:table-cell>
          <table:table-cell office:value-type="float" office:value="897350" calcext:value-type="float">
            <text:p>897350</text:p>
          </table:table-cell>
          <table:table-cell office:value-type="float" office:value="880118" calcext:value-type="float">
            <text:p>880118</text:p>
          </table:table-cell>
          <table:table-cell office:value-type="float" office:value="871209" calcext:value-type="float">
            <text:p>871209</text:p>
          </table:table-cell>
          <table:table-cell office:value-type="float" office:value="857565" calcext:value-type="float">
            <text:p>857565</text:p>
          </table:table-cell>
          <table:table-cell office:value-type="float" office:value="848006" calcext:value-type="float">
            <text:p>848006</text:p>
          </table:table-cell>
          <table:table-cell table:number-columns-repeated="73"/>
        </table:table-row>
        <table:table-row table:style-name="ro2">
          <table:table-cell office:value-type="string" calcext:value-type="string">
            <text:p>51 Ceuta</text:p>
          </table:table-cell>
          <table:table-cell office:value-type="float" office:value="84263" calcext:value-type="float">
            <text:p>84263</text:p>
          </table:table-cell>
          <table:table-cell office:value-type="float" office:value="84963" calcext:value-type="float">
            <text:p>84963</text:p>
          </table:table-cell>
          <table:table-cell office:value-type="float" office:value="84180" calcext:value-type="float">
            <text:p>84180</text:p>
          </table:table-cell>
          <table:table-cell office:value-type="float" office:value="84018" calcext:value-type="float">
            <text:p>84018</text:p>
          </table:table-cell>
          <table:table-cell office:value-type="float" office:value="82376" calcext:value-type="float">
            <text:p>82376</text:p>
          </table:table-cell>
          <table:table-cell office:value-type="float" office:value="80579" calcext:value-type="float">
            <text:p>80579</text:p>
          </table:table-cell>
          <table:table-cell office:value-type="float" office:value="78674" calcext:value-type="float">
            <text:p>78674</text:p>
          </table:table-cell>
          <table:table-cell office:value-type="float" office:value="77389" calcext:value-type="float">
            <text:p>77389</text:p>
          </table:table-cell>
          <table:table-cell office:value-type="float" office:value="76603" calcext:value-type="float">
            <text:p>76603</text:p>
          </table:table-cell>
          <table:table-cell office:value-type="float" office:value="75861" calcext:value-type="float">
            <text:p>75861</text:p>
          </table:table-cell>
          <table:table-cell office:value-type="float" office:value="75276" calcext:value-type="float">
            <text:p>75276</text:p>
          </table:table-cell>
          <table:table-cell office:value-type="float" office:value="74654" calcext:value-type="float">
            <text:p>74654</text:p>
          </table:table-cell>
          <table:table-cell office:value-type="float" office:value="74931" calcext:value-type="float">
            <text:p>74931</text:p>
          </table:table-cell>
          <table:table-cell office:value-type="float" office:value="76152" calcext:value-type="float">
            <text:p>76152</text:p>
          </table:table-cell>
          <table:table-cell office:value-type="float" office:value="75694" calcext:value-type="float">
            <text:p>75694</text:p>
          </table:table-cell>
          <table:table-cell office:value-type="float" office:value="75241" calcext:value-type="float">
            <text:p>75241</text:p>
          </table:table-cell>
          <table:table-cell table:number-columns-repeated="73"/>
        </table:table-row>
        <table:table-row table:style-name="ro2">
          <table:table-cell office:value-type="string" calcext:value-type="string">
            <text:p>52 Melilla</text:p>
          </table:table-cell>
          <table:table-cell office:value-type="float" office:value="85584" calcext:value-type="float">
            <text:p>85584</text:p>
          </table:table-cell>
          <table:table-cell office:value-type="float" office:value="84509" calcext:value-type="float">
            <text:p>84509</text:p>
          </table:table-cell>
          <table:table-cell office:value-type="float" office:value="83679" calcext:value-type="float">
            <text:p>83679</text:p>
          </table:table-cell>
          <table:table-cell office:value-type="float" office:value="80802" calcext:value-type="float">
            <text:p>80802</text:p>
          </table:table-cell>
          <table:table-cell office:value-type="float" office:value="78476" calcext:value-type="float">
            <text:p>78476</text:p>
          </table:table-cell>
          <table:table-cell office:value-type="float" office:value="76034" calcext:value-type="float">
            <text:p>76034</text:p>
          </table:table-cell>
          <table:table-cell office:value-type="float" office:value="73460" calcext:value-type="float">
            <text:p>73460</text:p>
          </table:table-cell>
          <table:table-cell office:value-type="float" office:value="71448" calcext:value-type="float">
            <text:p>71448</text:p>
          </table:table-cell>
          <table:table-cell office:value-type="float" office:value="69440" calcext:value-type="float">
            <text:p>69440</text:p>
          </table:table-cell>
          <table:table-cell office:value-type="float" office:value="66871" calcext:value-type="float">
            <text:p>66871</text:p>
          </table:table-cell>
          <table:table-cell office:value-type="float" office:value="65488" calcext:value-type="float">
            <text:p>65488</text:p>
          </table:table-cell>
          <table:table-cell office:value-type="float" office:value="68016" calcext:value-type="float">
            <text:p>68016</text:p>
          </table:table-cell>
          <table:table-cell office:value-type="float" office:value="68463" calcext:value-type="float">
            <text:p>68463</text:p>
          </table:table-cell>
          <table:table-cell office:value-type="float" office:value="69184" calcext:value-type="float">
            <text:p>69184</text:p>
          </table:table-cell>
          <table:table-cell office:value-type="float" office:value="68789" calcext:value-type="float">
            <text:p>68789</text:p>
          </table:table-cell>
          <table:table-cell office:value-type="float" office:value="66263" calcext:value-type="float">
            <text:p>66263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Notas:</text:p>
          </table:table-cell>
          <table:table-cell table:number-columns-repeated="89"/>
        </table:table-row>
        <table:table-row table:style-name="ro1">
          <table:table-cell office:value-type="string" calcext:value-type="string">
            <text:p>Fuente: Instituto Nacional de Estadística</text:p>
          </table:table-cell>
          <table:table-cell table:number-columns-repeated="8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5T09:42:26.016000000</dc:date>
    <meta:generator>LibreOffice/4.1.1.2$Windows_x86 LibreOffice_project/7e4286b58adc75a14f6d83f53a03b6c11fa2903</meta:generator>
    <meta:editing-duration>P0D</meta:editing-duration>
    <meta:editing-cycles>1</meta:editing-cycles>
    <meta:document-statistic meta:table-count="1" meta:cell-count="908" meta:object-count="0"/>
  </office:meta>
</office:document-meta>
</file>